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1.32564829935994" calcext:value-type="float">
            <text:p>-1.32564829935994</text:p>
          </table:table-cell>
          <table:table-cell office:value-type="float" office:value="-0.795622565736825" calcext:value-type="float">
            <text:p>-0.795622565736825</text:p>
          </table:table-cell>
          <table:table-cell office:value-type="float" office:value="-0.796068707138486" calcext:value-type="float">
            <text:p>-0.796068707138486</text:p>
          </table:table-cell>
          <table:table-cell office:value-type="float" office:value="-1.96004291633611" calcext:value-type="float">
            <text:p>-1.96004291633611</text:p>
          </table:table-cell>
          <table:table-cell office:value-type="float" office:value="-0.795622565736825" calcext:value-type="float">
            <text:p>-0.795622565736825</text:p>
          </table:table-cell>
          <table:table-cell office:value-type="float" office:value="-2.74130595822095" calcext:value-type="float">
            <text:p>-2.74130595822095</text:p>
          </table:table-cell>
          <table:table-cell office:value-type="float" office:value="-0.795622565736825" calcext:value-type="float">
            <text:p>-0.795622565736825</text:p>
          </table:table-cell>
          <table:table-cell office:value-type="float" office:value="-0.227715238168669" calcext:value-type="float">
            <text:p>-0.227715238168669</text:p>
          </table:table-cell>
          <table:table-cell office:value-type="float" office:value="0.117759998417768" calcext:value-type="float">
            <text:p>0.117759998417768</text:p>
          </table:table-cell>
          <table:table-cell office:value-type="float" office:value="0.262633359319217" calcext:value-type="float">
            <text:p>0.262633359319217</text:p>
          </table:table-cell>
          <table:table-cell office:value-type="float" office:value="-0.905725545869765" calcext:value-type="float">
            <text:p>-0.905725545869765</text:p>
          </table:table-cell>
          <table:table-cell office:value-type="float" office:value="0.917602641900504" calcext:value-type="float">
            <text:p>0.91760264190050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1.58739964871179" calcext:value-type="float">
            <text:p>-1.58739964871179</text:p>
          </table:table-cell>
          <table:table-cell office:value-type="float" office:value="-2.33046098308776" calcext:value-type="float">
            <text:p>-2.33046098308776</text:p>
          </table:table-cell>
          <table:table-cell office:value-type="float" office:value="-2.47891659106976" calcext:value-type="float">
            <text:p>-2.47891659106976</text:p>
          </table:table-cell>
          <table:table-cell office:value-type="float" office:value="-3.88883071945064" calcext:value-type="float">
            <text:p>-3.88883071945064</text:p>
          </table:table-cell>
          <table:table-cell office:value-type="float" office:value="-2.34588138180216" calcext:value-type="float">
            <text:p>-2.34588138180216</text:p>
          </table:table-cell>
          <table:table-cell office:value-type="float" office:value="-1.88981580591598" calcext:value-type="float">
            <text:p>-1.88981580591598</text:p>
          </table:table-cell>
          <table:table-cell office:value-type="float" office:value="-7.03595257046498" calcext:value-type="float">
            <text:p>-7.03595257046498</text:p>
          </table:table-cell>
          <table:table-cell office:value-type="float" office:value="-3.04454965477203" calcext:value-type="float">
            <text:p>-3.04454965477203</text:p>
          </table:table-cell>
          <table:table-cell office:value-type="float" office:value="-0.580078565735193" calcext:value-type="float">
            <text:p>-0.580078565735193</text:p>
          </table:table-cell>
          <table:table-cell office:value-type="float" office:value="-3.69050141758375" calcext:value-type="float">
            <text:p>-3.69050141758375</text:p>
          </table:table-cell>
          <table:table-cell office:value-type="float" office:value="-2.8872387338594" calcext:value-type="float">
            <text:p>-2.8872387338594</text:p>
          </table:table-cell>
          <table:table-cell office:value-type="float" office:value="1.75316250983638" calcext:value-type="float">
            <text:p>1.7531625098363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2.84270471621149" calcext:value-type="float">
            <text:p>-2.84270471621149</text:p>
          </table:table-cell>
          <table:table-cell office:value-type="float" office:value="-1.75348075922909" calcext:value-type="float">
            <text:p>-1.75348075922909</text:p>
          </table:table-cell>
          <table:table-cell office:value-type="float" office:value="-0.862926889265986" calcext:value-type="float">
            <text:p>-0.862926889265986</text:p>
          </table:table-cell>
          <table:table-cell office:value-type="float" office:value="-1.03548579300641" calcext:value-type="float">
            <text:p>-1.03548579300641</text:p>
          </table:table-cell>
          <table:table-cell office:value-type="float" office:value="-4.99972635851269" calcext:value-type="float">
            <text:p>-4.99972635851269</text:p>
          </table:table-cell>
          <table:table-cell office:value-type="float" office:value="-1.80657197056593" calcext:value-type="float">
            <text:p>-1.80657197056593</text:p>
          </table:table-cell>
          <table:table-cell office:value-type="float" office:value="-2.29334940203726" calcext:value-type="float">
            <text:p>-2.29334940203726</text:p>
          </table:table-cell>
          <table:table-cell office:value-type="float" office:value="-1.76181050900117" calcext:value-type="float">
            <text:p>-1.76181050900117</text:p>
          </table:table-cell>
          <table:table-cell office:value-type="float" office:value="-1.79407578694997" calcext:value-type="float">
            <text:p>-1.79407578694997</text:p>
          </table:table-cell>
          <table:table-cell office:value-type="float" office:value="-2.47808015439386" calcext:value-type="float">
            <text:p>-2.47808015439386</text:p>
          </table:table-cell>
          <table:table-cell office:value-type="float" office:value="-2.16282123391739" calcext:value-type="float">
            <text:p>-2.16282123391739</text:p>
          </table:table-cell>
          <table:table-cell office:value-type="float" office:value="1.16326000230522" calcext:value-type="float">
            <text:p>1.1632600023052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3.38331494852957" calcext:value-type="float">
            <text:p>-3.38331494852957</text:p>
          </table:table-cell>
          <table:table-cell office:value-type="float" office:value="-2.46124412075691" calcext:value-type="float">
            <text:p>-2.46124412075691</text:p>
          </table:table-cell>
          <table:table-cell office:value-type="float" office:value="-1.58274124284708" calcext:value-type="float">
            <text:p>-1.58274124284708</text:p>
          </table:table-cell>
          <table:table-cell office:value-type="float" office:value="-4.41963386633771" calcext:value-type="float">
            <text:p>-4.41963386633771</text:p>
          </table:table-cell>
          <table:table-cell office:value-type="float" office:value="-5.01763037163581" calcext:value-type="float">
            <text:p>-5.01763037163581</text:p>
          </table:table-cell>
          <table:table-cell office:value-type="float" office:value="-0.266719620416761" calcext:value-type="float">
            <text:p>-0.266719620416761</text:p>
          </table:table-cell>
          <table:table-cell office:value-type="float" office:value="-8.07327026212317" calcext:value-type="float">
            <text:p>-8.07327026212317</text:p>
          </table:table-cell>
          <table:table-cell office:value-type="float" office:value="-7.41458606821777" calcext:value-type="float">
            <text:p>-7.41458606821777</text:p>
          </table:table-cell>
          <table:table-cell office:value-type="float" office:value="-1.47312406574554" calcext:value-type="float">
            <text:p>-1.47312406574554</text:p>
          </table:table-cell>
          <table:table-cell office:value-type="float" office:value="-1.88757273701356" calcext:value-type="float">
            <text:p>-1.88757273701356</text:p>
          </table:table-cell>
          <table:table-cell office:value-type="float" office:value="-3.59798373036239" calcext:value-type="float">
            <text:p>-3.59798373036239</text:p>
          </table:table-cell>
          <table:table-cell office:value-type="float" office:value="2.60815953241686" calcext:value-type="float">
            <text:p>2.60815953241686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8.73717843917317" calcext:value-type="float">
            <text:p>-8.73717843917317</text:p>
          </table:table-cell>
          <table:table-cell office:value-type="float" office:value="-4.23084700799439" calcext:value-type="float">
            <text:p>-4.23084700799439</text:p>
          </table:table-cell>
          <table:table-cell office:value-type="float" office:value="-3.31646641527182" calcext:value-type="float">
            <text:p>-3.31646641527182</text:p>
          </table:table-cell>
          <table:table-cell office:value-type="float" office:value="-0.653370578408202" calcext:value-type="float">
            <text:p>-0.653370578408202</text:p>
          </table:table-cell>
          <table:table-cell office:value-type="float" office:value="-6.29865878494654" calcext:value-type="float">
            <text:p>-6.29865878494654</text:p>
          </table:table-cell>
          <table:table-cell office:value-type="float" office:value="-2.94058980629728" calcext:value-type="float">
            <text:p>-2.94058980629728</text:p>
          </table:table-cell>
          <table:table-cell office:value-type="float" office:value="-1.5334687917853" calcext:value-type="float">
            <text:p>-1.5334687917853</text:p>
          </table:table-cell>
          <table:table-cell office:value-type="float" office:value="-1.03172906168543" calcext:value-type="float">
            <text:p>-1.03172906168543</text:p>
          </table:table-cell>
          <table:table-cell office:value-type="float" office:value="-5.59124526549235" calcext:value-type="float">
            <text:p>-5.59124526549235</text:p>
          </table:table-cell>
          <table:table-cell office:value-type="float" office:value="-3.22861894550493" calcext:value-type="float">
            <text:p>-3.22861894550493</text:p>
          </table:table-cell>
          <table:table-cell office:value-type="float" office:value="-3.75621730965594" calcext:value-type="float">
            <text:p>-3.75621730965594</text:p>
          </table:table-cell>
          <table:table-cell office:value-type="float" office:value="2.53847455308908" calcext:value-type="float">
            <text:p>2.53847455308908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13.5150291202617" calcext:value-type="float">
            <text:p>-13.5150291202617</text:p>
          </table:table-cell>
          <table:table-cell office:value-type="float" office:value="-7.61631071488202" calcext:value-type="float">
            <text:p>-7.61631071488202</text:p>
          </table:table-cell>
          <table:table-cell office:value-type="float" office:value="-1.36363686241919" calcext:value-type="float">
            <text:p>-1.36363686241919</text:p>
          </table:table-cell>
          <table:table-cell office:value-type="float" office:value="-12.2376108479235" calcext:value-type="float">
            <text:p>-12.2376108479235</text:p>
          </table:table-cell>
          <table:table-cell office:value-type="float" office:value="-9.94381773341065" calcext:value-type="float">
            <text:p>-9.94381773341065</text:p>
          </table:table-cell>
          <table:table-cell office:value-type="float" office:value="-14.164741858065" calcext:value-type="float">
            <text:p>-14.164741858065</text:p>
          </table:table-cell>
          <table:table-cell office:value-type="float" office:value="-2.82007295303357" calcext:value-type="float">
            <text:p>-2.82007295303357</text:p>
          </table:table-cell>
          <table:table-cell office:value-type="float" office:value="-6.21015763802128" calcext:value-type="float">
            <text:p>-6.21015763802128</text:p>
          </table:table-cell>
          <table:table-cell office:value-type="float" office:value="-5.4506249366067" calcext:value-type="float">
            <text:p>-5.4506249366067</text:p>
          </table:table-cell>
          <table:table-cell office:value-type="float" office:value="-11.6353187217393" calcext:value-type="float">
            <text:p>-11.6353187217393</text:p>
          </table:table-cell>
          <table:table-cell office:value-type="float" office:value="-8.49573213863629" calcext:value-type="float">
            <text:p>-8.49573213863629</text:p>
          </table:table-cell>
          <table:table-cell office:value-type="float" office:value="4.49241863089322" calcext:value-type="float">
            <text:p>4.49241863089322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8.55826786876405" calcext:value-type="float">
            <text:p>-8.55826786876405</text:p>
          </table:table-cell>
          <table:table-cell office:value-type="float" office:value="-2.84482111120092" calcext:value-type="float">
            <text:p>-2.84482111120092</text:p>
          </table:table-cell>
          <table:table-cell office:value-type="float" office:value="-7.27995248168991" calcext:value-type="float">
            <text:p>-7.27995248168991</text:p>
          </table:table-cell>
          <table:table-cell office:value-type="float" office:value="-2.2016984429396" calcext:value-type="float">
            <text:p>-2.2016984429396</text:p>
          </table:table-cell>
          <table:table-cell office:value-type="float" office:value="-1.28862854627792" calcext:value-type="float">
            <text:p>-1.28862854627792</text:p>
          </table:table-cell>
          <table:table-cell office:value-type="float" office:value="-7.90614830047663" calcext:value-type="float">
            <text:p>-7.90614830047663</text:p>
          </table:table-cell>
          <table:table-cell office:value-type="float" office:value="-6.05178982435565" calcext:value-type="float">
            <text:p>-6.05178982435565</text:p>
          </table:table-cell>
          <table:table-cell office:value-type="float" office:value="-8.29674205893923" calcext:value-type="float">
            <text:p>-8.29674205893923</text:p>
          </table:table-cell>
          <table:table-cell office:value-type="float" office:value="-8.05528742552088" calcext:value-type="float">
            <text:p>-8.05528742552088</text:p>
          </table:table-cell>
          <table:table-cell office:value-type="float" office:value="-10.2031296594964" calcext:value-type="float">
            <text:p>-10.2031296594964</text:p>
          </table:table-cell>
          <table:table-cell office:value-type="float" office:value="-6.26864657196612" calcext:value-type="float">
            <text:p>-6.26864657196612</text:p>
          </table:table-cell>
          <table:table-cell office:value-type="float" office:value="3.07032726271866" calcext:value-type="float">
            <text:p>3.07032726271866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2.36533546251244" calcext:value-type="float">
            <text:p>-2.36533546251244</text:p>
          </table:table-cell>
          <table:table-cell office:value-type="float" office:value="-8.26951330682691" calcext:value-type="float">
            <text:p>-8.26951330682691</text:p>
          </table:table-cell>
          <table:table-cell office:value-type="float" office:value="-18.0846316193766" calcext:value-type="float">
            <text:p>-18.0846316193766</text:p>
          </table:table-cell>
          <table:table-cell office:value-type="float" office:value="-6.39927310607376" calcext:value-type="float">
            <text:p>-6.39927310607376</text:p>
          </table:table-cell>
          <table:table-cell office:value-type="float" office:value="-10.049432529281" calcext:value-type="float">
            <text:p>-10.049432529281</text:p>
          </table:table-cell>
          <table:table-cell office:value-type="float" office:value="-7.88301651343973" calcext:value-type="float">
            <text:p>-7.88301651343973</text:p>
          </table:table-cell>
          <table:table-cell office:value-type="float" office:value="-12.5482791137525" calcext:value-type="float">
            <text:p>-12.5482791137525</text:p>
          </table:table-cell>
          <table:table-cell office:value-type="float" office:value="-8.72722186503694" calcext:value-type="float">
            <text:p>-8.72722186503694</text:p>
          </table:table-cell>
          <table:table-cell office:value-type="float" office:value="-10.8389513296162" calcext:value-type="float">
            <text:p>-10.8389513296162</text:p>
          </table:table-cell>
          <table:table-cell office:value-type="float" office:value="-12.6431588125793" calcext:value-type="float">
            <text:p>-12.6431588125793</text:p>
          </table:table-cell>
          <table:table-cell office:value-type="float" office:value="-9.78088136584954" calcext:value-type="float">
            <text:p>-9.78088136584954</text:p>
          </table:table-cell>
          <table:table-cell office:value-type="float" office:value="4.20868072156024" calcext:value-type="float">
            <text:p>4.2086807215602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6.25795496541461" calcext:value-type="float">
            <text:p>-6.25795496541461</text:p>
          </table:table-cell>
          <table:table-cell office:value-type="float" office:value="-14.8578654416128" calcext:value-type="float">
            <text:p>-14.8578654416128</text:p>
          </table:table-cell>
          <table:table-cell office:value-type="float" office:value="-6.51119375364219" calcext:value-type="float">
            <text:p>-6.51119375364219</text:p>
          </table:table-cell>
          <table:table-cell office:value-type="float" office:value="-13.5968870661027" calcext:value-type="float">
            <text:p>-13.5968870661027</text:p>
          </table:table-cell>
          <table:table-cell office:value-type="float" office:value="-3.80637663859089" calcext:value-type="float">
            <text:p>-3.80637663859089</text:p>
          </table:table-cell>
          <table:table-cell office:value-type="float" office:value="-9.84875594805921" calcext:value-type="float">
            <text:p>-9.84875594805921</text:p>
          </table:table-cell>
          <table:table-cell office:value-type="float" office:value="-21.1905808904518" calcext:value-type="float">
            <text:p>-21.1905808904518</text:p>
          </table:table-cell>
          <table:table-cell office:value-type="float" office:value="-8.73896122565672" calcext:value-type="float">
            <text:p>-8.73896122565672</text:p>
          </table:table-cell>
          <table:table-cell office:value-type="float" office:value="-8.91781316895013" calcext:value-type="float">
            <text:p>-8.91781316895013</text:p>
          </table:table-cell>
          <table:table-cell office:value-type="float" office:value="-18.3066522053791" calcext:value-type="float">
            <text:p>-18.3066522053791</text:p>
          </table:table-cell>
          <table:table-cell office:value-type="float" office:value="-11.203304130386" calcext:value-type="float">
            <text:p>-11.203304130386</text:p>
          </table:table-cell>
          <table:table-cell office:value-type="float" office:value="5.61353996788492" calcext:value-type="float">
            <text:p>5.6135399678849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11.0229396429222" calcext:value-type="float">
            <text:p>-11.0229396429222</text:p>
          </table:table-cell>
          <table:table-cell office:value-type="float" office:value="-3.01505161153693" calcext:value-type="float">
            <text:p>-3.01505161153693</text:p>
          </table:table-cell>
          <table:table-cell office:value-type="float" office:value="-7.21855544165322" calcext:value-type="float">
            <text:p>-7.21855544165322</text:p>
          </table:table-cell>
          <table:table-cell office:value-type="float" office:value="-18.7548013204446" calcext:value-type="float">
            <text:p>-18.7548013204446</text:p>
          </table:table-cell>
          <table:table-cell office:value-type="float" office:value="-13.3575842233536" calcext:value-type="float">
            <text:p>-13.3575842233536</text:p>
          </table:table-cell>
          <table:table-cell office:value-type="float" office:value="-10.4364752996271" calcext:value-type="float">
            <text:p>-10.4364752996271</text:p>
          </table:table-cell>
          <table:table-cell office:value-type="float" office:value="-14.2943014610167" calcext:value-type="float">
            <text:p>-14.2943014610167</text:p>
          </table:table-cell>
          <table:table-cell office:value-type="float" office:value="-20.3687198206098" calcext:value-type="float">
            <text:p>-20.3687198206098</text:p>
          </table:table-cell>
          <table:table-cell office:value-type="float" office:value="-13.9131833711258" calcext:value-type="float">
            <text:p>-13.9131833711258</text:p>
          </table:table-cell>
          <table:table-cell office:value-type="float" office:value="-9.22927541144062" calcext:value-type="float">
            <text:p>-9.22927541144062</text:p>
          </table:table-cell>
          <table:table-cell office:value-type="float" office:value="-12.161088760373" calcext:value-type="float">
            <text:p>-12.161088760373</text:p>
          </table:table-cell>
          <table:table-cell office:value-type="float" office:value="5.17298669306901" calcext:value-type="float">
            <text:p>5.1729866930690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8.99782647795706" calcext:value-type="float">
            <text:p>-8.99782647795706</text:p>
          </table:table-cell>
          <table:table-cell office:value-type="float" office:value="-5.71213290247539" calcext:value-type="float">
            <text:p>-5.71213290247539</text:p>
          </table:table-cell>
          <table:table-cell office:value-type="float" office:value="-12.1611158840926" calcext:value-type="float">
            <text:p>-12.1611158840926</text:p>
          </table:table-cell>
          <table:table-cell office:value-type="float" office:value="-13.3496307704144" calcext:value-type="float">
            <text:p>-13.3496307704144</text:p>
          </table:table-cell>
          <table:table-cell office:value-type="float" office:value="-16.2728945989681" calcext:value-type="float">
            <text:p>-16.2728945989681</text:p>
          </table:table-cell>
          <table:table-cell office:value-type="float" office:value="-15.2288948401549" calcext:value-type="float">
            <text:p>-15.2288948401549</text:p>
          </table:table-cell>
          <table:table-cell office:value-type="float" office:value="-11.4816334414964" calcext:value-type="float">
            <text:p>-11.4816334414964</text:p>
          </table:table-cell>
          <table:table-cell office:value-type="float" office:value="-8.99611908276218" calcext:value-type="float">
            <text:p>-8.99611908276218</text:p>
          </table:table-cell>
          <table:table-cell office:value-type="float" office:value="-13.794736081347" calcext:value-type="float">
            <text:p>-13.794736081347</text:p>
          </table:table-cell>
          <table:table-cell office:value-type="float" office:value="-14.7065626812123" calcext:value-type="float">
            <text:p>-14.7065626812123</text:p>
          </table:table-cell>
          <table:table-cell office:value-type="float" office:value="-12.070154676088" calcext:value-type="float">
            <text:p>-12.070154676088</text:p>
          </table:table-cell>
          <table:table-cell office:value-type="float" office:value="3.31445515879532" calcext:value-type="float">
            <text:p>3.31445515879532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2.8631894459339" calcext:value-type="float">
            <text:p>-12.8631894459339</text:p>
          </table:table-cell>
          <table:table-cell office:value-type="float" office:value="-12.1473600033889" calcext:value-type="float">
            <text:p>-12.1473600033889</text:p>
          </table:table-cell>
          <table:table-cell office:value-type="float" office:value="-9.72123924181725" calcext:value-type="float">
            <text:p>-9.72123924181725</text:p>
          </table:table-cell>
          <table:table-cell office:value-type="float" office:value="-23.6305983950534" calcext:value-type="float">
            <text:p>-23.6305983950534</text:p>
          </table:table-cell>
          <table:table-cell office:value-type="float" office:value="-13.6218046355075" calcext:value-type="float">
            <text:p>-13.6218046355075</text:p>
          </table:table-cell>
          <table:table-cell office:value-type="float" office:value="-12.6696163079124" calcext:value-type="float">
            <text:p>-12.6696163079124</text:p>
          </table:table-cell>
          <table:table-cell office:value-type="float" office:value="-14.7516331081887" calcext:value-type="float">
            <text:p>-14.7516331081887</text:p>
          </table:table-cell>
          <table:table-cell office:value-type="float" office:value="-22.6870182202146" calcext:value-type="float">
            <text:p>-22.6870182202146</text:p>
          </table:table-cell>
          <table:table-cell office:value-type="float" office:value="-15.7740282802182" calcext:value-type="float">
            <text:p>-15.7740282802182</text:p>
          </table:table-cell>
          <table:table-cell office:value-type="float" office:value="-16.6771493741364" calcext:value-type="float">
            <text:p>-16.6771493741364</text:p>
          </table:table-cell>
          <table:table-cell office:value-type="float" office:value="-15.4543637012371" calcext:value-type="float">
            <text:p>-15.4543637012371</text:p>
          </table:table-cell>
          <table:table-cell office:value-type="float" office:value="4.50783996081275" calcext:value-type="float">
            <text:p>4.50783996081275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3.5714763525056" calcext:value-type="float">
            <text:p>-13.5714763525056</text:p>
          </table:table-cell>
          <table:table-cell office:value-type="float" office:value="-6.50285079086782" calcext:value-type="float">
            <text:p>-6.50285079086782</text:p>
          </table:table-cell>
          <table:table-cell office:value-type="float" office:value="-9.92434843791049" calcext:value-type="float">
            <text:p>-9.92434843791049</text:p>
          </table:table-cell>
          <table:table-cell office:value-type="float" office:value="-9.54593944107105" calcext:value-type="float">
            <text:p>-9.54593944107105</text:p>
          </table:table-cell>
          <table:table-cell office:value-type="float" office:value="-9.34037064713906" calcext:value-type="float">
            <text:p>-9.34037064713906</text:p>
          </table:table-cell>
          <table:table-cell office:value-type="float" office:value="-7.93788486102725" calcext:value-type="float">
            <text:p>-7.93788486102725</text:p>
          </table:table-cell>
          <table:table-cell office:value-type="float" office:value="-20.9334535711492" calcext:value-type="float">
            <text:p>-20.9334535711492</text:p>
          </table:table-cell>
          <table:table-cell office:value-type="float" office:value="-21.1806398084716" calcext:value-type="float">
            <text:p>-21.1806398084716</text:p>
          </table:table-cell>
          <table:table-cell office:value-type="float" office:value="-10.090664127622" calcext:value-type="float">
            <text:p>-10.090664127622</text:p>
          </table:table-cell>
          <table:table-cell office:value-type="float" office:value="-15.560922607943" calcext:value-type="float">
            <text:p>-15.560922607943</text:p>
          </table:table-cell>
          <table:table-cell office:value-type="float" office:value="-12.4588550645707" calcext:value-type="float">
            <text:p>-12.4588550645707</text:p>
          </table:table-cell>
          <table:table-cell office:value-type="float" office:value="5.21647317294158" calcext:value-type="float">
            <text:p>5.21647317294158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7.59217680413993" calcext:value-type="float">
            <text:p>-7.59217680413993</text:p>
          </table:table-cell>
          <table:table-cell office:value-type="float" office:value="-15.5944041306281" calcext:value-type="float">
            <text:p>-15.5944041306281</text:p>
          </table:table-cell>
          <table:table-cell office:value-type="float" office:value="-15.3572290425266" calcext:value-type="float">
            <text:p>-15.3572290425266</text:p>
          </table:table-cell>
          <table:table-cell office:value-type="float" office:value="-15.2329373488477" calcext:value-type="float">
            <text:p>-15.2329373488477</text:p>
          </table:table-cell>
          <table:table-cell office:value-type="float" office:value="-17.6418787719564" calcext:value-type="float">
            <text:p>-17.6418787719564</text:p>
          </table:table-cell>
          <table:table-cell office:value-type="float" office:value="-15.2828081152453" calcext:value-type="float">
            <text:p>-15.2828081152453</text:p>
          </table:table-cell>
          <table:table-cell office:value-type="float" office:value="-11.1617179001782" calcext:value-type="float">
            <text:p>-11.1617179001782</text:p>
          </table:table-cell>
          <table:table-cell office:value-type="float" office:value="-13.5643895309659" calcext:value-type="float">
            <text:p>-13.5643895309659</text:p>
          </table:table-cell>
          <table:table-cell office:value-type="float" office:value="-20.4082029955181" calcext:value-type="float">
            <text:p>-20.4082029955181</text:p>
          </table:table-cell>
          <table:table-cell office:value-type="float" office:value="-20.1872939733882" calcext:value-type="float">
            <text:p>-20.1872939733882</text:p>
          </table:table-cell>
          <table:table-cell office:value-type="float" office:value="-15.2023038613394" calcext:value-type="float">
            <text:p>-15.2023038613394</text:p>
          </table:table-cell>
          <table:table-cell office:value-type="float" office:value="3.87314591952316" calcext:value-type="float">
            <text:p>3.87314591952316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3.50465734474254" calcext:value-type="float">
            <text:p>-3.50465734474254</text:p>
          </table:table-cell>
          <table:table-cell office:value-type="float" office:value="-20.1167354134887" calcext:value-type="float">
            <text:p>-20.1167354134887</text:p>
          </table:table-cell>
          <table:table-cell office:value-type="float" office:value="-19.3211086832322" calcext:value-type="float">
            <text:p>-19.3211086832322</text:p>
          </table:table-cell>
          <table:table-cell office:value-type="float" office:value="-23.5874130171652" calcext:value-type="float">
            <text:p>-23.5874130171652</text:p>
          </table:table-cell>
          <table:table-cell office:value-type="float" office:value="-22.2098817810924" calcext:value-type="float">
            <text:p>-22.2098817810924</text:p>
          </table:table-cell>
          <table:table-cell office:value-type="float" office:value="-20.5437876845239" calcext:value-type="float">
            <text:p>-20.5437876845239</text:p>
          </table:table-cell>
          <table:table-cell office:value-type="float" office:value="-22.0521498705787" calcext:value-type="float">
            <text:p>-22.0521498705787</text:p>
          </table:table-cell>
          <table:table-cell table:number-columns-repeated="2" office:value-type="float" office:value="-18.6126288471865" calcext:value-type="float">
            <text:p>-18.6126288471865</text:p>
          </table:table-cell>
          <table:table-cell office:value-type="float" office:value="-24.373012340406" calcext:value-type="float">
            <text:p>-24.373012340406</text:p>
          </table:table-cell>
          <table:table-cell office:value-type="float" office:value="-19.2934003829603" calcext:value-type="float">
            <text:p>-19.2934003829603</text:p>
          </table:table-cell>
          <table:table-cell office:value-type="float" office:value="5.89548780229462" calcext:value-type="float">
            <text:p>5.89548780229462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25.4230254735482" calcext:value-type="float">
            <text:p>-25.4230254735482</text:p>
          </table:table-cell>
          <table:table-cell office:value-type="float" office:value="-16.4454772897311" calcext:value-type="float">
            <text:p>-16.4454772897311</text:p>
          </table:table-cell>
          <table:table-cell office:value-type="float" office:value="-21.2319095224576" calcext:value-type="float">
            <text:p>-21.2319095224576</text:p>
          </table:table-cell>
          <table:table-cell office:value-type="float" office:value="-7.09652313658322" calcext:value-type="float">
            <text:p>-7.09652313658322</text:p>
          </table:table-cell>
          <table:table-cell office:value-type="float" office:value="-25.4230254735482" calcext:value-type="float">
            <text:p>-25.4230254735482</text:p>
          </table:table-cell>
          <table:table-cell table:number-columns-repeated="2" office:value-type="float" office:value="-17.9682574695299" calcext:value-type="float">
            <text:p>-17.9682574695299</text:p>
          </table:table-cell>
          <table:table-cell office:value-type="float" office:value="-19.0858054191957" calcext:value-type="float">
            <text:p>-19.0858054191957</text:p>
          </table:table-cell>
          <table:table-cell office:value-type="float" office:value="-18.5813482330188" calcext:value-type="float">
            <text:p>-18.5813482330188</text:p>
          </table:table-cell>
          <table:table-cell office:value-type="float" office:value="-12.6677320388739" calcext:value-type="float">
            <text:p>-12.6677320388739</text:p>
          </table:table-cell>
          <table:table-cell office:value-type="float" office:value="-18.1891361526017" calcext:value-type="float">
            <text:p>-18.1891361526017</text:p>
          </table:table-cell>
          <table:table-cell office:value-type="float" office:value="5.49286924830694" calcext:value-type="float">
            <text:p>5.49286924830694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0.5745177055030082, -0.4254042855019957, -1.4356228049740904, -2.867048401460681]</text:p>
          </table:table-cell>
          <table:table-cell office:value-type="string" calcext:value-type="string">
            <text:p>[-0.3224717818797185, -0.6602506935849739, -1.093230452948557, -1.1065373345340523]</text:p>
          </table:table-cell>
          <table:table-cell office:value-type="string" calcext:value-type="string">
            <text:p>[-0.3128525035037022, -0.15176432648471572, -0.7710187970781934, -1.9486392014873344]</text:p>
          </table:table-cell>
          <table:table-cell office:value-type="string" calcext:value-type="string">
            <text:p>[-0.13066074785770265, -0.7991819612080286, -2.5842269445111032, -4.3261020117676185]</text:p>
          </table:table-cell>
          <table:table-cell office:value-type="string" calcext:value-type="string">
            <text:p>[-0.3224717818797185, -0.6602506935849739, -1.093230452948557, -1.1065373345340523]</text:p>
          </table:table-cell>
          <table:table-cell office:value-type="string" calcext:value-type="string">
            <text:p>[-5.334465402228306, -1.3699858061808845, -2.087604147120259, -2.173168477354337]</text:p>
          </table:table-cell>
          <table:table-cell office:value-type="string" calcext:value-type="string">
            <text:p>[-0.3224717818797185, -0.6602506935849739, -1.093230452948557, -1.1065373345340523]</text:p>
          </table:table-cell>
          <table:table-cell office:value-type="string" calcext:value-type="string">
            <text:p>[-0.029079609809801177, -0.1657258442610665, -0.3740083986118803, -0.34204709999192673]</text:p>
          </table:table-cell>
          <table:table-cell office:value-type="string" calcext:value-type="string">
            <text:p>[-0.2147845931734782, 0.0919391204287634, 0.11516957660279159, 0.4787158898129973]</text:p>
          </table:table-cell>
          <table:table-cell office:value-type="string" calcext:value-type="string">
            <text:p>[-0.17841798348072757, 0.02652297177732077, 0.7474113261761506, 0.45501712280412443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0.450135476220237, -1.4015022487921192, -2.2699925174971547, -2.2279683523376503]</text:p>
          </table:table-cell>
          <table:table-cell office:value-type="string" calcext:value-type="string">
            <text:p>[-1.7723246236501344, -1.1438495271374416, -2.525126267072464, -3.8805435144910083]</text:p>
          </table:table-cell>
          <table:table-cell office:value-type="string" calcext:value-type="string">
            <text:p>[-0.8159397762641518, -1.2527107399254778, -2.9437089671738637, -4.903306880915537]</text:p>
          </table:table-cell>
          <table:table-cell office:value-type="string" calcext:value-type="string">
            <text:p>[-10.766572030030508, -0.7902895764476892, -1.586769660290388, -2.4116916110339837]</text:p>
          </table:table-cell>
          <table:table-cell office:value-type="string" calcext:value-type="string">
            <text:p>[-4.633991296930673, -1.2969654131441022, -1.8237780161349804, -1.6287908009988694]</text:p>
          </table:table-cell>
          <table:table-cell office:value-type="string" calcext:value-type="string">
            <text:p>[-4.188995192360334, -0.5610733229139075, -1.2059540005397107, -1.6032407078499622]</text:p>
          </table:table-cell>
          <table:table-cell office:value-type="string" calcext:value-type="string">
            <text:p>[-25.86229867089209, -0.11092057840307312, -0.7767616843695535, -1.3938293481951858]</text:p>
          </table:table-cell>
          <table:table-cell office:value-type="string" calcext:value-type="string">
            <text:p>[-5.289089754923015, -1.4690630820621164, -2.7176179162053726, -2.7024278658976275]</text:p>
          </table:table-cell>
          <table:table-cell office:value-type="string" calcext:value-type="string">
            <text:p>[-0.6016245063217518, -0.39292673886355267, -0.7850422350824227, -0.5407207826730431]</text:p>
          </table:table-cell>
          <table:table-cell office:value-type="string" calcext:value-type="string">
            <text:p>[-3.875456367453256, -0.9877611249595519, -3.631768779270783, -6.267019398651419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0.9482339583395616, -1.6669641254920542, -3.6251871131832925, -5.130433667831036]</text:p>
          </table:table-cell>
          <table:table-cell office:value-type="string" calcext:value-type="string">
            <text:p>[0.030761101493037568, -1.481931646452761, -2.530985580197598, -3.0317669117590373]</text:p>
          </table:table-cell>
          <table:table-cell office:value-type="string" calcext:value-type="string">
            <text:p>[-0.3471117644363142, -0.8206747234797529, -1.3639564449396957, -0.9199646242081805]</text:p>
          </table:table-cell>
          <table:table-cell office:value-type="string" calcext:value-type="string">
            <text:p>[-0.3227436327028155, -0.17407259311452705, -1.2564500102007603, -2.38867693600755]</text:p>
          </table:table-cell>
          <table:table-cell office:value-type="string" calcext:value-type="string">
            <text:p>[-17.804130900727124, -0.6365736679793121, -0.7224561723486511, -0.8357446929956769]</text:p>
          </table:table-cell>
          <table:table-cell office:value-type="string" calcext:value-type="string">
            <text:p>[-3.5410048154119966, -0.929395679593914, -1.4826155267460228, -1.273271860511782]</text:p>
          </table:table-cell>
          <table:table-cell office:value-type="string" calcext:value-type="string">
            <text:p>[-3.9852509584727525, -0.2124975564814946, -1.5868525972049907, -3.3887964959897987]</text:p>
          </table:table-cell>
          <table:table-cell office:value-type="string" calcext:value-type="string">
            <text:p>[-4.962613463453214, -0.31539285605173273, -0.7830557942658523, -0.9861799222338874]</text:p>
          </table:table-cell>
          <table:table-cell office:value-type="string" calcext:value-type="string">
            <text:p>[-1.1225042746680902, -0.8928056018406849, -2.1796128504118606, -2.981380420879254]</text:p>
          </table:table-cell>
          <table:table-cell office:value-type="string" calcext:value-type="string">
            <text:p>[-3.7552004008813533, -0.5390266142017097, -2.2331203587079074, -3.3849732437844837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0.41039407540035544, -1.6576674759668286, -4.451502453457135, -7.013695789293961]</text:p>
          </table:table-cell>
          <table:table-cell office:value-type="string" calcext:value-type="string">
            <text:p>[-2.825853064464301, -0.6042489654015881, -2.2391714906291105, -4.175702962532624]</text:p>
          </table:table-cell>
          <table:table-cell office:value-type="string" calcext:value-type="string">
            <text:p>[-4.01632773325642, -0.8850639214660783, -0.6122278618355681, -0.8173454548302539]</text:p>
          </table:table-cell>
          <table:table-cell office:value-type="string" calcext:value-type="string">
            <text:p>[-9.26080954651387, -0.8343254817131607, -2.180800724980836, -5.402599712142986]</text:p>
          </table:table-cell>
          <table:table-cell office:value-type="string" calcext:value-type="string">
            <text:p>[-5.140650515279432, -2.409370891603424, -5.234276261311543, -7.286223818348825]</text:p>
          </table:table-cell>
          <table:table-cell office:value-type="string" calcext:value-type="string">
            <text:p>[-0.5250406152759846, 0.21517049776194064, 0.09462447530170781, -0.8516328394547079]</text:p>
          </table:table-cell>
          <table:table-cell office:value-type="string" calcext:value-type="string">
            <text:p>[-22.662338937815775, -2.0868317683331306, -3.668664657328291, -3.8752456850154715]</text:p>
          </table:table-cell>
          <table:table-cell office:value-type="string" calcext:value-type="string">
            <text:p>[-26.313204023201564, -0.3057137324157022, -0.5415230562904272, -2.497903460963391]</text:p>
          </table:table-cell>
          <table:table-cell office:value-type="string" calcext:value-type="string">
            <text:p>[-0.7623526510752043, -0.9359594307549957, -1.8508265146164993, -2.3433576665354394]</text:p>
          </table:table-cell>
          <table:table-cell office:value-type="string" calcext:value-type="string">
            <text:p>[0.050097592535713886, -1.631202943887189, -2.8110414333224476, -3.1581441633803164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12.159019533090444, -5.957850566987011, -8.657202040769407, -8.1746416158458]</text:p>
          </table:table-cell>
          <table:table-cell office:value-type="string" calcext:value-type="string">
            <text:p>[-5.208397010784416, -2.9585994509280455, -4.41777657709399, -4.338614993171097]</text:p>
          </table:table-cell>
          <table:table-cell office:value-type="string" calcext:value-type="string">
            <text:p>[-11.77814932308079, -0.7866907646847165, -0.6602401052707707, -0.0407854680509967]</text:p>
          </table:table-cell>
          <table:table-cell office:value-type="string" calcext:value-type="string">
            <text:p>[-2.238130052917131, 0.34506252416195426, 0.19265695168291241, -0.9130717365605445]</text:p>
          </table:table-cell>
          <table:table-cell office:value-type="string" calcext:value-type="string">
            <text:p>[-17.998326752452076, -1.5495056688865416, -2.740627658214101, -2.9061750602334513]</text:p>
          </table:table-cell>
          <table:table-cell office:value-type="string" calcext:value-type="string">
            <text:p>[-1.4998217864463648, -0.7723073824205562, -3.388436244812243, -6.10179381150997]</text:p>
          </table:table-cell>
          <table:table-cell office:value-type="string" calcext:value-type="string">
            <text:p>[-1.07454501426143, -1.9451047567411228, -2.1784356126822946, -0.9357897834563644]</text:p>
          </table:table-cell>
          <table:table-cell office:value-type="string" calcext:value-type="string">
            <text:p>[-1.42915817097502, -0.5156730910613971, -0.40900725046255637, -1.773077734242734]</text:p>
          </table:table-cell>
          <table:table-cell office:value-type="string" calcext:value-type="string">
            <text:p>[-17.855181472894444, -0.69117067176927, -1.4412138083190307, -2.3774151089866358]</text:p>
          </table:table-cell>
          <table:table-cell office:value-type="string" calcext:value-type="string">
            <text:p>[-6.888394531066511, -1.182750339462335, -2.2020602023443248, -2.641270709146548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10.713635766540964, -9.314208198486384, -15.201304012790317, -18.830968503228938]</text:p>
          </table:table-cell>
          <table:table-cell office:value-type="string" calcext:value-type="string">
            <text:p>[-11.12284882097303, -3.4526976127920994, -6.476675595034176, -9.41302083072879]</text:p>
          </table:table-cell>
          <table:table-cell office:value-type="string" calcext:value-type="string">
            <text:p>[-0.3674406133332919, -0.998010228519175, -1.8451820281706333, -2.2439145796536497]</text:p>
          </table:table-cell>
          <table:table-cell office:value-type="string" calcext:value-type="string">
            <text:p>[-42.84288909116461, -1.0053104097623944, -2.0894204010634354, -3.0128234897034867]</text:p>
          </table:table-cell>
          <table:table-cell office:value-type="string" calcext:value-type="string">
            <text:p>[-29.546081719925056, -2.0088286902757213, -3.684568893773399, -4.535791629668395]</text:p>
          </table:table-cell>
          <table:table-cell office:value-type="string" calcext:value-type="string">
            <text:p>[-47.032950884064164, -2.9411906780989705, -3.197138043688663, -3.487687826408359]</text:p>
          </table:table-cell>
          <table:table-cell office:value-type="string" calcext:value-type="string">
            <text:p>[-1.134788739758319, -2.0334995306527714, -3.9648855203897604, -4.147118021333429]</text:p>
          </table:table-cell>
          <table:table-cell office:value-type="string" calcext:value-type="string">
            <text:p>[-4.9682298335917086, -2.62504001723618, -6.947328065439073, -10.300032635818157]</text:p>
          </table:table-cell>
          <table:table-cell office:value-type="string" calcext:value-type="string">
            <text:p>[-4.899242045923247, -2.2891040082511527, -6.005298850680241, -8.608854841572168]</text:p>
          </table:table-cell>
          <table:table-cell office:value-type="string" calcext:value-type="string">
            <text:p>[-7.510700287010708, -5.91350200926839, -13.001054149655001, -20.116018441023154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21.769124692743212, -3.542099092280271, -4.467906181900072, -4.453941508132631]</text:p>
          </table:table-cell>
          <table:table-cell office:value-type="string" calcext:value-type="string">
            <text:p>[-2.9260535125029907, -1.4883796179158804, -2.9176410464292646, -4.047210267955537]</text:p>
          </table:table-cell>
          <table:table-cell office:value-type="string" calcext:value-type="string">
            <text:p>[-25.91533558659456, -0.2898821795824791, -0.6872339737470812, -2.2273581868355263]</text:p>
          </table:table-cell>
          <table:table-cell office:value-type="string" calcext:value-type="string">
            <text:p>[-4.738227552059127, -1.341387172046038, -1.6543963631768355, -1.0727826844764143]</text:p>
          </table:table-cell>
          <table:table-cell office:value-type="string" calcext:value-type="string">
            <text:p>[-1.178956556316102, 0.04995988884991531, -1.4590116803066433, -2.5665058373388616]</text:p>
          </table:table-cell>
          <table:table-cell office:value-type="string" calcext:value-type="string">
            <text:p>[-2.5548020923024772, -2.9971378011723226, -10.014276009019806, -16.05837729941193]</text:p>
          </table:table-cell>
          <table:table-cell office:value-type="string" calcext:value-type="string">
            <text:p>[-17.399002654867402, -1.8206359945337702, -2.539744252399978, -2.4477763956214593]</text:p>
          </table:table-cell>
          <table:table-cell office:value-type="string" calcext:value-type="string">
            <text:p>[-6.7026249795971715, -5.001862623668685, -9.535553191447498, -11.946927441043576]</text:p>
          </table:table-cell>
          <table:table-cell office:value-type="string" calcext:value-type="string">
            <text:p>[-23.848299951491605, -1.1951841121411455, -2.2182212956744607, -4.959444342776309]</text:p>
          </table:table-cell>
          <table:table-cell office:value-type="string" calcext:value-type="string">
            <text:p>[-32.99588226584276, -1.7553377515412638, -2.448338024070762, -3.6129605965308897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6.08509448535417, -0.8045099295288072, -1.52839187652285, -1.0433455586439377]</text:p>
          </table:table-cell>
          <table:table-cell office:value-type="string" calcext:value-type="string">
            <text:p>[-13.405013833327484, -2.790192108616374, -7.251074909699717, -9.63177237566406]</text:p>
          </table:table-cell>
          <table:table-cell office:value-type="string" calcext:value-type="string">
            <text:p>[-54.475307681626695, -2.9395974775196843, -5.999538690218742, -8.924082628141461]</text:p>
          </table:table-cell>
          <table:table-cell office:value-type="string" calcext:value-type="string">
            <text:p>[-18.473675500751206, -1.176658695189814, -2.43282780756251, -3.513930420791489]</text:p>
          </table:table-cell>
          <table:table-cell office:value-type="string" calcext:value-type="string">
            <text:p>[-27.079376437153947, -1.4375100607238123, -4.836885268408064, -6.843958350838197]</text:p>
          </table:table-cell>
          <table:table-cell office:value-type="string" calcext:value-type="string">
            <text:p>[-12.683267684053101, -2.8344329252688594, -6.572492866817292, -9.44187257761968]</text:p>
          </table:table-cell>
          <table:table-cell office:value-type="string" calcext:value-type="string">
            <text:p>[-36.97864349565834, -3.361328386322038, -4.989256664959463, -4.863887908070108]</text:p>
          </table:table-cell>
          <table:table-cell office:value-type="string" calcext:value-type="string">
            <text:p>[-29.593779863879988, -0.39781840749357755, -1.4308195729733075, -3.48646961580088]</text:p>
          </table:table-cell>
          <table:table-cell office:value-type="string" calcext:value-type="string">
            <text:p>[-36.879570508312675, -1.1699447903723792, -1.5547024673665533, -3.7515875524130937]</text:p>
          </table:table-cell>
          <table:table-cell office:value-type="string" calcext:value-type="string">
            <text:p>[-35.36762468400765, -1.944003628483415, -5.265200257435243, -7.99580668039086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15.163512831142034, -1.432469571906081, -3.4652697848712943, -4.970567673739024]</text:p>
          </table:table-cell>
          <table:table-cell office:value-type="string" calcext:value-type="string">
            <text:p>[-48.090867622197294, -3.1470642065709376, -3.7580420137573567, -4.4354879239257405]</text:p>
          </table:table-cell>
          <table:table-cell office:value-type="string" calcext:value-type="string">
            <text:p>[-12.871260344100243, -2.41793353623998, -4.371108350353858, -6.384472783874684]</text:p>
          </table:table-cell>
          <table:table-cell office:value-type="string" calcext:value-type="string">
            <text:p>[-36.32305346728, -3.9827225391055654, -6.5971822661598845, -7.48458999186552]</text:p>
          </table:table-cell>
          <table:table-cell office:value-type="string" calcext:value-type="string">
            <text:p>[-11.220244500423826, -0.688189799752803, -1.5824393765061728, -1.7346328776807418]</text:p>
          </table:table-cell>
          <table:table-cell office:value-type="string" calcext:value-type="string">
            <text:p>[-33.123313291471334, -0.9187230991617223, -1.5309725871840651, -3.8220148144197275]</text:p>
          </table:table-cell>
          <table:table-cell office:value-type="string" calcext:value-type="string">
            <text:p>[-47.40013239708154, -6.138013366417505, -12.774237022188363, -18.449940776119767]</text:p>
          </table:table-cell>
          <table:table-cell office:value-type="string" calcext:value-type="string">
            <text:p>[-14.061209565252453, -4.678537697184226, -8.3857514293612, -7.830346210828987]</text:p>
          </table:table-cell>
          <table:table-cell office:value-type="string" calcext:value-type="string">
            <text:p>[-19.308074572471966, -2.293195021865424, -5.684386463309865, -8.38559661815328]</text:p>
          </table:table-cell>
          <table:table-cell office:value-type="string" calcext:value-type="string">
            <text:p>[-43.87838874347321, -5.1747681749684915, -9.901565797374401, -14.27188610570036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22.40626396401155, -5.465600103502899, -8.0865096134906, -8.133384890683871]</text:p>
          </table:table-cell>
          <table:table-cell office:value-type="string" calcext:value-type="string">
            <text:p>[-1.4729058982313248, -0.890310433228092, -3.227068491264773, -6.469921623423525]</text:p>
          </table:table-cell>
          <table:table-cell office:value-type="string" calcext:value-type="string">
            <text:p>[-20.43359374858962, -2.4840253592570694, -3.139336867202047, -2.817265791564161]</text:p>
          </table:table-cell>
          <table:table-cell office:value-type="string" calcext:value-type="string">
            <text:p>[-38.38467855253296, -5.104627941868278, -12.227973024907858, -19.30192576246943]</text:p>
          </table:table-cell>
          <table:table-cell office:value-type="string" calcext:value-type="string">
            <text:p>[-27.37433739450703, -5.347260960454991, -8.17723958380856, -12.531498954643672]</text:p>
          </table:table-cell>
          <table:table-cell office:value-type="string" calcext:value-type="string">
            <text:p>[-30.277616642913017, -2.868604766646432, -3.9795831259071157, -4.620096663041839]</text:p>
          </table:table-cell>
          <table:table-cell office:value-type="string" calcext:value-type="string">
            <text:p>[-36.695483339358724, -4.994411259918574, -6.794405819407356, -8.692905425382058]</text:p>
          </table:table-cell>
          <table:table-cell office:value-type="string" calcext:value-type="string">
            <text:p>[-46.262898693519695, -5.367304710307419, -11.852910264625539, -17.99176561398641]</text:p>
          </table:table-cell>
          <table:table-cell office:value-type="string" calcext:value-type="string">
            <text:p>[-33.48822578907529, -4.261175129733141, -7.966847555551726, -9.93648501014286]</text:p>
          </table:table-cell>
          <table:table-cell office:value-type="string" calcext:value-type="string">
            <text:p>[-27.057202789284517, -1.946666151304366, -3.5650670840648324, -4.348165621108757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30.530805936231943, -1.4255311941932414, -1.8167651156392184, -2.218203665763818]</text:p>
          </table:table-cell>
          <table:table-cell office:value-type="string" calcext:value-type="string">
            <text:p>[-14.080102626275504, -0.9647180476713979, -3.034566138555528, -4.769144797399116]</text:p>
          </table:table-cell>
          <table:table-cell office:value-type="string" calcext:value-type="string">
            <text:p>[-38.832328320504025, -2.6238245298104035, -3.696026244295103, -3.4922844417609955]</text:p>
          </table:table-cell>
          <table:table-cell office:value-type="string" calcext:value-type="string">
            <text:p>[-25.543624241908482, -6.368175689493105, -9.351849415528646, -12.134873734727547]</text:p>
          </table:table-cell>
          <table:table-cell office:value-type="string" calcext:value-type="string">
            <text:p>[-48.109789079757206, -4.301750744731714, -5.8430997620292136, -6.836938809354076]</text:p>
          </table:table-cell>
          <table:table-cell office:value-type="string" calcext:value-type="string">
            <text:p>[-39.64456232426316, -5.138795854209732, -8.325947171914105, -7.806274010232661]</text:p>
          </table:table-cell>
          <table:table-cell office:value-type="string" calcext:value-type="string">
            <text:p>[-36.61213046821727, -1.1514731008692047, -3.4171685797568685, -4.745761617142219]</text:p>
          </table:table-cell>
          <table:table-cell office:value-type="string" calcext:value-type="string">
            <text:p>[-33.34756497118781, -0.751600432960764, -0.8388102347683501, -1.046500692131791]</text:p>
          </table:table-cell>
          <table:table-cell office:value-type="string" calcext:value-type="string">
            <text:p>[-47.539763206226596, -2.791492479380331, -2.272209912229717, -2.5754787275512614]</text:p>
          </table:table-cell>
          <table:table-cell office:value-type="string" calcext:value-type="string">
            <text:p>[-33.06853134684567, -5.488076563988109, -9.31129747295576, -10.958345341059527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29.38592797284747, -4.64174333783971, -7.83931408509515, -9.585772387953394]</text:p>
          </table:table-cell>
          <table:table-cell office:value-type="string" calcext:value-type="string">
            <text:p>[-27.67985913704989, -3.2728776438841534, -7.716207016268162, -9.920496216353358]</text:p>
          </table:table-cell>
          <table:table-cell office:value-type="string" calcext:value-type="string">
            <text:p>[-33.40118895043134, -1.0403259241272167, -1.9984598004788579, -2.444982292231579]</text:p>
          </table:table-cell>
          <table:table-cell office:value-type="string" calcext:value-type="string">
            <text:p>[-46.801619874764924, -10.521908995099416, -16.581744984996472, -20.61711972535287]</text:p>
          </table:table-cell>
          <table:table-cell office:value-type="string" calcext:value-type="string">
            <text:p>[-36.52387015253833, -3.8706345274761578, -6.665829555178293, -7.426884306837378]</text:p>
          </table:table-cell>
          <table:table-cell office:value-type="string" calcext:value-type="string">
            <text:p>[-36.26146215779536, -3.4978294487441275, -5.493091646042991, -5.426081979067088]</text:p>
          </table:table-cell>
          <table:table-cell office:value-type="string" calcext:value-type="string">
            <text:p>[-47.13070034714699, -3.9476657611394073, -4.07713910362455, -3.8510272208436946]</text:p>
          </table:table-cell>
          <table:table-cell office:value-type="string" calcext:value-type="string">
            <text:p>[-58.071887682660225, -8.193157246035842, -11.623654916098424, -12.85937303606386]</text:p>
          </table:table-cell>
          <table:table-cell office:value-type="string" calcext:value-type="string">
            <text:p>[-37.72853476299507, -4.147574471578008, -8.85277600773875, -12.367227878560927]</text:p>
          </table:table-cell>
          <table:table-cell office:value-type="string" calcext:value-type="string">
            <text:p>[-60.16262741343916, -2.523654537052833, -2.5047307158923005, -1.5175848301614447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40.15222288763389, -2.5368261367565426, -5.0801314677968, -6.516724917835015]</text:p>
          </table:table-cell>
          <table:table-cell office:value-type="string" calcext:value-type="string">
            <text:p>[-20.239676076117096, -1.8494912931757757, -1.7681592131003399, -2.154076581078068]</text:p>
          </table:table-cell>
          <table:table-cell office:value-type="string" calcext:value-type="string">
            <text:p>[-32.47300143217555, -1.2131193764834292, -2.5952934840094866, -3.4159794589734727]</text:p>
          </table:table-cell>
          <table:table-cell office:value-type="string" calcext:value-type="string">
            <text:p>[-30.926033895514603, -1.6823520361459066, -2.690425368401539, -2.884946464222149]</text:p>
          </table:table-cell>
          <table:table-cell office:value-type="string" calcext:value-type="string">
            <text:p>[-33.137197340969934, -1.0044599347321048, -1.8967366346873238, -1.3230886781668838]</text:p>
          </table:table-cell>
          <table:table-cell office:value-type="string" calcext:value-type="string">
            <text:p>[-21.846846160794264, -1.6971621681344695, -3.5295745368430165, -4.677956578337228]</text:p>
          </table:table-cell>
          <table:table-cell office:value-type="string" calcext:value-type="string">
            <text:p>[-57.88192366389466, -4.6973947662176, -8.689396145705274, -12.465099708779404]</text:p>
          </table:table-cell>
          <table:table-cell office:value-type="string" calcext:value-type="string">
            <text:p>[-48.84379879005345, -7.363974037601517, -12.590951935274507, -15.923834470956798]</text:p>
          </table:table-cell>
          <table:table-cell office:value-type="string" calcext:value-type="string">
            <text:p>[-31.471763055349044, -1.1807507406860207, -2.5915065982711427, -5.118636116181663]</text:p>
          </table:table-cell>
          <table:table-cell office:value-type="string" calcext:value-type="string">
            <text:p>[-21.394629340414205, -10.475412448136412, -14.465897271008089, -15.907751372213319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21.971256801033622, -1.1960766246764898, -2.857205620581049, -4.34416817026857]</text:p>
          </table:table-cell>
          <table:table-cell office:value-type="string" calcext:value-type="string">
            <text:p>[-57.87504311116596, -1.614205123738044, -1.1028010708741487, -1.7855672167341075]</text:p>
          </table:table-cell>
          <table:table-cell office:value-type="string" calcext:value-type="string">
            <text:p>[-56.76779965934584, -2.0768132682615237, -1.5653313141458014, -1.0189719283530074]</text:p>
          </table:table-cell>
          <table:table-cell office:value-type="string" calcext:value-type="string">
            <text:p>[-53.24789028082088, -2.2386948361858616, -1.9633058974248607, -3.4818583809591797]</text:p>
          </table:table-cell>
          <table:table-cell office:value-type="string" calcext:value-type="string">
            <text:p>[-56.049557676319274, -3.1404435707491407, -5.2839523282332435, -6.093561512523915]</text:p>
          </table:table-cell>
          <table:table-cell office:value-type="string" calcext:value-type="string">
            <text:p>[-56.67871694572959, -2.011684236757927, -1.570763753539639, -0.8700675249540657]</text:p>
          </table:table-cell>
          <table:table-cell office:value-type="string" calcext:value-type="string">
            <text:p>[-38.78681633930328, -1.8887674317762393, -2.195719010121744, -1.775568819511375]</text:p>
          </table:table-cell>
          <table:table-cell office:value-type="string" calcext:value-type="string">
            <text:p>[-46.279166055088304, -2.046729553198934, -2.877820386744445, -3.0538421288320183]</text:p>
          </table:table-cell>
          <table:table-cell office:value-type="string" calcext:value-type="string">
            <text:p>[-52.96644743302763, -4.551018642380145, -8.978284907184907, -15.137060999479557]</text:p>
          </table:table-cell>
          <table:table-cell office:value-type="string" calcext:value-type="string">
            <text:p>[-58.92729279443532, -4.262116384057424, -7.103943576985894, -10.45582313807425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9.16306666554403, -2.0064739953882693, -2.0544058270492993, -0.794682890988585]</text:p>
          </table:table-cell>
          <table:table-cell office:value-type="string" calcext:value-type="string">
            <text:p>[-69.33227607285095, -2.936788266592516, -3.682454651598621, -4.515422662912871]</text:p>
          </table:table-cell>
          <table:table-cell office:value-type="string" calcext:value-type="string">
            <text:p>[-58.911771072161876, -4.063314930302231, -6.241863893569732, -8.067484836894835]</text:p>
          </table:table-cell>
          <table:table-cell office:value-type="string" calcext:value-type="string">
            <text:p>[-60.49190594833607, -7.378389645291206, -12.00589618436192, -14.473460290671492]</text:p>
          </table:table-cell>
          <table:table-cell office:value-type="string" calcext:value-type="string">
            <text:p>[-82.88764673372442, -2.6141461749907613, -2.0856979428262923, -1.2520362728283052]</text:p>
          </table:table-cell>
          <table:table-cell office:value-type="string" calcext:value-type="string">
            <text:p>[-76.83043194851822, -2.417620179333202, -1.9267820361470678, -1.0003165740970044]</text:p>
          </table:table-cell>
          <table:table-cell office:value-type="string" calcext:value-type="string">
            <text:p>[-78.33638695332321, -2.914155541076635, -3.450040136567578, -3.508016851347473]</text:p>
          </table:table-cell>
          <table:table-cell table:number-columns-repeated="2" office:value-type="string" calcext:value-type="string">
            <text:p>[-66.8703607478114, -2.9028572778752926, -1.9711740186665327, -2.70612334439273]</text:p>
          </table:table-cell>
          <table:table-cell office:value-type="string" calcext:value-type="string">
            <text:p>[-82.58550333527461, -5.187089816359447, -5.072756716374838, -4.646699493615025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90.4884148059393, -5.063714114872697, -3.827348556428234, -2.312624416952791]</text:p>
          </table:table-cell>
          <table:table-cell office:value-type="string" calcext:value-type="string">
            <text:p>[-60.72216262418655, -2.4585834200850254, -1.6588965894303476, -0.942266525222335]</text:p>
          </table:table-cell>
          <table:table-cell office:value-type="string" calcext:value-type="string">
            <text:p>[-78.66635953329653, -2.841599603538114, -2.1793994691559293, -1.2402794838400455]</text:p>
          </table:table-cell>
          <table:table-cell office:value-type="string" calcext:value-type="string">
            <text:p>[-21.95804126455998, -2.9086881484664318, -2.307716084904521, -1.2116470484019537]</text:p>
          </table:table-cell>
          <table:table-cell office:value-type="string" calcext:value-type="string">
            <text:p>[-90.4884148059393, -5.063714114872697, -3.827348556428234, -2.312624416952791]</text:p>
          </table:table-cell>
          <table:table-cell table:number-columns-repeated="2" office:value-type="string" calcext:value-type="string">
            <text:p>[-65.49662911934422, -3.026502967941891, -2.175583490062527, -1.174314300770929]</text:p>
          </table:table-cell>
          <table:table-cell office:value-type="string" calcext:value-type="string">
            <text:p>[-70.80260432218523, -3.5286699229904572, -1.2956687627016628, -0.7162786689053346]</text:p>
          </table:table-cell>
          <table:table-cell office:value-type="string" calcext:value-type="string">
            <text:p>[-66.53188168837806, -3.0630663425465166, -3.014716570286491, -1.715728330863997]</text:p>
          </table:table-cell>
          <table:table-cell office:value-type="string" calcext:value-type="string">
            <text:p>[-44.20841213233064, -2.999413629450709, -2.203748661382754, -1.259353732331392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579476066753679, 0.49145366180678646, 0.5703030860235986, 0.6799739206717369]</text:p>
          </table:table-cell>
          <table:table-cell office:value-type="string" calcext:value-type="string">
            <text:p>[0.2617602135788071, 0.4922257860232279, 0.5681354313422526, 0.6686682435523469]</text:p>
          </table:table-cell>
          <table:table-cell office:value-type="string" calcext:value-type="string">
            <text:p>[0.25598999983103743, 0.490109192436794, 0.5670184230442232, 0.6744431764197458]</text:p>
          </table:table-cell>
          <table:table-cell office:value-type="string" calcext:value-type="string">
            <text:p>[0.25870570169520396, 0.4918016353710364, 0.5761860871300013, 0.690563545522922]</text:p>
          </table:table-cell>
          <table:table-cell office:value-type="string" calcext:value-type="string">
            <text:p>[0.2617602135788071, 0.4922257860232279, 0.5681354313422526, 0.6686682435523469]</text:p>
          </table:table-cell>
          <table:table-cell office:value-type="string" calcext:value-type="string">
            <text:p>[0.28177973858573774, 0.49643261184566867, 0.5745385349672805, 0.677432021542639]</text:p>
          </table:table-cell>
          <table:table-cell office:value-type="string" calcext:value-type="string">
            <text:p>[0.2617602135788071, 0.4922257860232279, 0.5681354313422526, 0.6686682435523469]</text:p>
          </table:table-cell>
          <table:table-cell office:value-type="string" calcext:value-type="string">
            <text:p>[0.25751789591403235, 0.49001115441728027, 0.5646011196766504, 0.6639597518633527]</text:p>
          </table:table-cell>
          <table:table-cell office:value-type="string" calcext:value-type="string">
            <text:p>[0.2569651512532232, 0.4888180687079581, 0.5626049518406648, 0.659199242805448]</text:p>
          </table:table-cell>
          <table:table-cell office:value-type="string" calcext:value-type="string">
            <text:p>[0.25504647256446145, 0.489127306928112, 0.5587475818390711, 0.6584494643420236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657394959952159, 0.4968566817155873, 0.5755649979545047, 0.6769294948602453]</text:p>
          </table:table-cell>
          <table:table-cell office:value-type="string" calcext:value-type="string">
            <text:p>[0.26307660542589345, 0.4956861671594445, 0.5763211902910217, 0.6881124077899674]</text:p>
          </table:table-cell>
          <table:table-cell office:value-type="string" calcext:value-type="string">
            <text:p>[0.25937784290121957, 0.4953361518001605, 0.5784659869692949, 0.6945282021243705]</text:p>
          </table:table-cell>
          <table:table-cell office:value-type="string" calcext:value-type="string">
            <text:p>[0.31712090100125945, 0.4937162899071226, 0.5704441193333205, 0.677305557193848]</text:p>
          </table:table-cell>
          <table:table-cell office:value-type="string" calcext:value-type="string">
            <text:p>[0.2801267600146894, 0.49580058891198997, 0.5733251978589533, 0.6737676132964167]</text:p>
          </table:table-cell>
          <table:table-cell office:value-type="string" calcext:value-type="string">
            <text:p>[0.25998194153452264, 0.49143592507955514, 0.5688703165562279, 0.6730265210011982]</text:p>
          </table:table-cell>
          <table:table-cell office:value-type="string" calcext:value-type="string">
            <text:p>[0.3209254486429949, 0.4889414090411082, 0.565779515952187, 0.6711137018654977]</text:p>
          </table:table-cell>
          <table:table-cell office:value-type="string" calcext:value-type="string">
            <text:p>[0.28567458807258844, 0.4970546622205056, 0.5775198941875839, 0.6807066764999408]</text:p>
          </table:table-cell>
          <table:table-cell office:value-type="string" calcext:value-type="string">
            <text:p>[0.2626792285741887, 0.4910351460268855, 0.5671475404438352, 0.665719740418702]</text:p>
          </table:table-cell>
          <table:table-cell office:value-type="string" calcext:value-type="string">
            <text:p>[0.26911739433542636, 0.49227126965394596, 0.5807265348788533, 0.703411018651961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636536838550753, 0.4967272730411719, 0.5825239953893282, 0.6954488569519864]</text:p>
          </table:table-cell>
          <table:table-cell office:value-type="string" calcext:value-type="string">
            <text:p>[0.2668682181525677, 0.49616816434346583, 0.5774122022385749, 0.682227186834278]</text:p>
          </table:table-cell>
          <table:table-cell office:value-type="string" calcext:value-type="string">
            <text:p>[0.2639038507844362, 0.49399024983296314, 0.5708923587036213, 0.6673039544635868]</text:p>
          </table:table-cell>
          <table:table-cell office:value-type="string" calcext:value-type="string">
            <text:p>[0.26271232640856135, 0.4898811039913329, 0.5695080497442453, 0.6769970984461838]</text:p>
          </table:table-cell>
          <table:table-cell office:value-type="string" calcext:value-type="string">
            <text:p>[0.3113970156740063, 0.4923219612271975, 0.5666000159774383, 0.6673534406298495]</text:p>
          </table:table-cell>
          <table:table-cell office:value-type="string" calcext:value-type="string">
            <text:p>[0.31105992740610994, 0.49379859947539956, 0.5709128885018951, 0.669627593044877]</text:p>
          </table:table-cell>
          <table:table-cell office:value-type="string" calcext:value-type="string">
            <text:p>[0.27211260320471314, 0.48916846552775467, 0.5697862342306691, 0.6840999316254742]</text:p>
          </table:table-cell>
          <table:table-cell office:value-type="string" calcext:value-type="string">
            <text:p>[0.26324747150889577, 0.49075071966487627, 0.5668545928223123, 0.6685946189075633]</text:p>
          </table:table-cell>
          <table:table-cell office:value-type="string" calcext:value-type="string">
            <text:p>[0.26471993035270125, 0.49409899518939226, 0.5752665007454901, 0.6813244449984581]</text:p>
          </table:table-cell>
          <table:table-cell office:value-type="string" calcext:value-type="string">
            <text:p>[0.2726030838776331, 0.4913379528329795, 0.5747380041848283, 0.6846674380964732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6859369792834537, 0.49583067299632855, 0.5876338993681683, 0.7080010335317997]</text:p>
          </table:table-cell>
          <table:table-cell office:value-type="string" calcext:value-type="string">
            <text:p>[0.26942093360467045, 0.4921638262630476, 0.5737886643462436, 0.6896921299571241]</text:p>
          </table:table-cell>
          <table:table-cell office:value-type="string" calcext:value-type="string">
            <text:p>[0.31103837813291335, 0.4931229105913249, 0.5662352689972872, 0.6665017498591341]</text:p>
          </table:table-cell>
          <table:table-cell office:value-type="string" calcext:value-type="string">
            <text:p>[0.29561889010032394, 0.49294099303361105, 0.5738738110005573, 0.6968147874843631]</text:p>
          </table:table-cell>
          <table:table-cell office:value-type="string" calcext:value-type="string">
            <text:p>[0.263531933379695, 0.5003375455047537, 0.5895713054442073, 0.7098363742005593]</text:p>
          </table:table-cell>
          <table:table-cell office:value-type="string" calcext:value-type="string">
            <text:p>[0.2633628914711038, 0.4881551623899773, 0.5626249536114553, 0.6677353698930082]</text:p>
          </table:table-cell>
          <table:table-cell office:value-type="string" calcext:value-type="string">
            <text:p>[0.31065603022590993, 0.501533540013969, 0.5833106556874302, 0.6869281636271612]</text:p>
          </table:table-cell>
          <table:table-cell office:value-type="string" calcext:value-type="string">
            <text:p>[0.3224041263073866, 0.49070336863773206, 0.5655717938286448, 0.6778030007420163]</text:p>
          </table:table-cell>
          <table:table-cell office:value-type="string" calcext:value-type="string">
            <text:p>[0.26610881308051526, 0.4942293734390479, 0.5732059748075212, 0.6773632371978094]</text:p>
          </table:table-cell>
          <table:table-cell office:value-type="string" calcext:value-type="string">
            <text:p>[0.2682619499180279, 0.4975285061762302, 0.5789228526112762, 0.6830028281872762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3495443882759269, 0.518498648418116, 0.6116413339812384, 0.7164199030360487]</text:p>
          </table:table-cell>
          <table:table-cell office:value-type="string" calcext:value-type="string">
            <text:p>[0.3158118785567207, 0.5040611821877964, 0.5871696533312545, 0.6904646457422635]</text:p>
          </table:table-cell>
          <table:table-cell office:value-type="string" calcext:value-type="string">
            <text:p>[0.2946557637528356, 0.49246843141474733, 0.5664225419641142, 0.6618910912477858]</text:p>
          </table:table-cell>
          <table:table-cell office:value-type="string" calcext:value-type="string">
            <text:p>[0.26551846351206265, 0.4875197204740392, 0.5611339302362358, 0.667577507084226]</text:p>
          </table:table-cell>
          <table:table-cell office:value-type="string" calcext:value-type="string">
            <text:p>[0.32705395062878145, 0.49723358100350534, 0.5788017017800597, 0.6817581230281253]</text:p>
          </table:table-cell>
          <table:table-cell office:value-type="string" calcext:value-type="string">
            <text:p>[0.2686082871862056, 0.49291872839628775, 0.5805928523387077, 0.7015711882327478]</text:p>
          </table:table-cell>
          <table:table-cell office:value-type="string" calcext:value-type="string">
            <text:p>[0.2707998795281745, 0.49876491183413285, 0.5743184839126176, 0.6673332756198294]</text:p>
          </table:table-cell>
          <table:table-cell office:value-type="string" calcext:value-type="string">
            <text:p>[0.2692951974096085, 0.49197929881639285, 0.5652577000327044, 0.6730404182840858]</text:p>
          </table:table-cell>
          <table:table-cell office:value-type="string" calcext:value-type="string">
            <text:p>[0.3266556706388751, 0.4925890540246101, 0.5703557335791154, 0.6777658784861006]</text:p>
          </table:table-cell>
          <table:table-cell office:value-type="string" calcext:value-type="string">
            <text:p>[0.2760444569568408, 0.4943906923142882, 0.5743533285403464, 0.6796983291793457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34544013902575393, 0.5365063124277273, 0.6465561191192947, 0.7855895043412209]</text:p>
          </table:table-cell>
          <table:table-cell office:value-type="string" calcext:value-type="string">
            <text:p>[0.29344318364494376, 0.5038456528130602, 0.5988306670103135, 0.7237962507383106]</text:p>
          </table:table-cell>
          <table:table-cell office:value-type="string" calcext:value-type="string">
            <text:p>[0.26959443748572526, 0.4940901370489546, 0.573087655302431, 0.6765513754116934]</text:p>
          </table:table-cell>
          <table:table-cell office:value-type="string" calcext:value-type="string">
            <text:p>[0.3933471206378276, 0.4936991150006544, 0.5726222749236634, 0.6812635057753701]</text:p>
          </table:table-cell>
          <table:table-cell office:value-type="string" calcext:value-type="string">
            <text:p>[0.3358252319657465, 0.49849512810032115, 0.5832377684246712, 0.6928406515018147]</text:p>
          </table:table-cell>
          <table:table-cell office:value-type="string" calcext:value-type="string">
            <text:p>[0.41214927243676386, 0.5035176740929088, 0.581730459882332, 0.6849244911695708]</text:p>
          </table:table-cell>
          <table:table-cell office:value-type="string" calcext:value-type="string">
            <text:p>[0.27311875369662264, 0.5008638930340906, 0.5852757006831995, 0.6895119490950036]</text:p>
          </table:table-cell>
          <table:table-cell office:value-type="string" calcext:value-type="string">
            <text:p>[0.26958910708345535, 0.5004223756415727, 0.6001578586404392, 0.7295754116991688]</text:p>
          </table:table-cell>
          <table:table-cell office:value-type="string" calcext:value-type="string">
            <text:p>[0.28926152834759045, 0.49869449662122955, 0.5939949739072303, 0.719696733463859]</text:p>
          </table:table-cell>
          <table:table-cell office:value-type="string" calcext:value-type="string">
            <text:p>[0.2751198609570495, 0.5133079778616071, 0.631750242190058, 0.7944689958280989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4209561956380874, 0.5065360180372663, 0.5885325334067016, 0.6915595695594763]</text:p>
          </table:table-cell>
          <table:table-cell office:value-type="string" calcext:value-type="string">
            <text:p>[0.269479807198171, 0.49727342799311197, 0.5796945011234297, 0.689163171391637]</text:p>
          </table:table-cell>
          <table:table-cell office:value-type="string" calcext:value-type="string">
            <text:p>[0.32035908669654334, 0.48930293879915143, 0.5655001734505071, 0.6760143540060253]</text:p>
          </table:table-cell>
          <table:table-cell office:value-type="string" calcext:value-type="string">
            <text:p>[0.3183427929322247, 0.49574733807987753, 0.5719784674498791, 0.6691036699338251]</text:p>
          </table:table-cell>
          <table:table-cell office:value-type="string" calcext:value-type="string">
            <text:p>[0.2679036085691829, 0.488875867655628, 0.5700660281480383, 0.6776232876789973]</text:p>
          </table:table-cell>
          <table:table-cell office:value-type="string" calcext:value-type="string">
            <text:p>[0.27028487015634434, 0.5033922554471845, 0.6197786759289954, 0.7672284449752407]</text:p>
          </table:table-cell>
          <table:table-cell office:value-type="string" calcext:value-type="string">
            <text:p>[0.3296108872817181, 0.49817895961886693, 0.5762672408103424, 0.6782674577546903]</text:p>
          </table:table-cell>
          <table:table-cell office:value-type="string" calcext:value-type="string">
            <text:p>[0.31600272732523965, 0.5151672741034994, 0.6149818783653884, 0.7403884984307194]</text:p>
          </table:table-cell>
          <table:table-cell office:value-type="string" calcext:value-type="string">
            <text:p>[0.3131571846258407, 0.4952827990869599, 0.5747853936622834, 0.693885094902101]</text:p>
          </table:table-cell>
          <table:table-cell office:value-type="string" calcext:value-type="string">
            <text:p>[0.3590203070709813, 0.49682207646820864, 0.5753966785072194, 0.6853581025851972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2794807337244656, 0.4930310938598956, 0.5715604713348093, 0.6683142632688659]</text:p>
          </table:table-cell>
          <table:table-cell office:value-type="string" calcext:value-type="string">
            <text:p>[0.30026391526195967, 0.5034215334539904, 0.6022991962455716, 0.7250436779888186]</text:p>
          </table:table-cell>
          <table:table-cell office:value-type="string" calcext:value-type="string">
            <text:p>[0.44944439182030993, 0.5014701997585814, 0.5936927724854295, 0.7208133660590513]</text:p>
          </table:table-cell>
          <table:table-cell office:value-type="string" calcext:value-type="string">
            <text:p>[0.3144508134837635, 0.4957241822934099, 0.5753025639919565, 0.6856150338371664]</text:p>
          </table:table-cell>
          <table:table-cell office:value-type="string" calcext:value-type="string">
            <text:p>[0.33506507995918544, 0.4961152794636438, 0.589649254340297, 0.7079968361581693]</text:p>
          </table:table-cell>
          <table:table-cell office:value-type="string" calcext:value-type="string">
            <text:p>[0.2969439113903766, 0.5033213293990741, 0.5991074978248373, 0.7253186003627801]</text:p>
          </table:table-cell>
          <table:table-cell office:value-type="string" calcext:value-type="string">
            <text:p>[0.3810196991149591, 0.5064524486505279, 0.5910424510277674, 0.6929846594134763]</text:p>
          </table:table-cell>
          <table:table-cell office:value-type="string" calcext:value-type="string">
            <text:p>[0.3433869650055671, 0.4898249043605979, 0.5702622964335151, 0.6843505862140918]</text:p>
          </table:table-cell>
          <table:table-cell office:value-type="string" calcext:value-type="string">
            <text:p>[0.36555721141602604, 0.4946000931066809, 0.570728551796184, 0.6847831450392531]</text:p>
          </table:table-cell>
          <table:table-cell office:value-type="string" calcext:value-type="string">
            <text:p>[0.3712903427518383, 0.4978339429531132, 0.5900406506683509, 0.7151878277552768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0070356553364525, 0.49524826896862567, 0.5807748235680051, 0.6939138119066814]</text:p>
          </table:table-cell>
          <table:table-cell office:value-type="string" calcext:value-type="string">
            <text:p>[0.42697054196019146, 0.5048258877068382, 0.5843926662590265, 0.6907315287640172]</text:p>
          </table:table-cell>
          <table:table-cell office:value-type="string" calcext:value-type="string">
            <text:p>[0.2792704018769001, 0.5026524615802866, 0.5865726803740123, 0.7044345331669155]</text:p>
          </table:table-cell>
          <table:table-cell office:value-type="string" calcext:value-type="string">
            <text:p>[0.36154600803308357, 0.5101026467273901, 0.6004679757943819, 0.7118833003146718]</text:p>
          </table:table-cell>
          <table:table-cell office:value-type="string" calcext:value-type="string">
            <text:p>[0.28692910468494537, 0.49312136102052917, 0.5715776909832035, 0.6743218334768164]</text:p>
          </table:table-cell>
          <table:table-cell office:value-type="string" calcext:value-type="string">
            <text:p>[0.3588518353569001, 0.49215245556012777, 0.5706348041847922, 0.6864091489103891]</text:p>
          </table:table-cell>
          <table:table-cell office:value-type="string" calcext:value-type="string">
            <text:p>[0.42444005468449864, 0.5159595009007066, 0.6304821852122875, 0.7827105001891724]</text:p>
          </table:table-cell>
          <table:table-cell office:value-type="string" calcext:value-type="string">
            <text:p>[0.3037983963158054, 0.5143539797877423, 0.6090795291651524, 0.7142793442466202]</text:p>
          </table:table-cell>
          <table:table-cell office:value-type="string" calcext:value-type="string">
            <text:p>[0.31196854811486774, 0.4997852311035539, 0.5938423005518475, 0.7164525075499316]</text:p>
          </table:table-cell>
          <table:table-cell office:value-type="string" calcext:value-type="string">
            <text:p>[0.3980480373200209, 0.5131510579513814, 0.6167052733180791, 0.756940270905125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5484945319902905, 0.5159750014233544, 0.6081581039443269, 0.7156416398462028]</text:p>
          </table:table-cell>
          <table:table-cell office:value-type="string" calcext:value-type="string">
            <text:p>[0.29867846212467725, 0.49324118459247396, 0.5795250830206752, 0.7041124854505878]</text:p>
          </table:table-cell>
          <table:table-cell office:value-type="string" calcext:value-type="string">
            <text:p>[0.31920360956816435, 0.5014738666624272, 0.5795534682646677, 0.6800317450495539]</text:p>
          </table:table-cell>
          <table:table-cell office:value-type="string" calcext:value-type="string">
            <text:p>[0.3811931598099344, 0.5123509970574057, 0.6303334944925968, 0.789125425329861]</text:p>
          </table:table-cell>
          <table:table-cell office:value-type="string" calcext:value-type="string">
            <text:p>[0.31437369743703125, 0.5104414337513807, 0.6058671522942315, 0.7455837365395712]</text:p>
          </table:table-cell>
          <table:table-cell office:value-type="string" calcext:value-type="string">
            <text:p>[0.32951036822505514, 0.5030997322985332, 0.5859151065101699, 0.6922594618053276]</text:p>
          </table:table-cell>
          <table:table-cell office:value-type="string" calcext:value-type="string">
            <text:p>[0.3667312974980165, 0.5143814105785233, 0.6008475979875639, 0.7202153557018166]</text:p>
          </table:table-cell>
          <table:table-cell office:value-type="string" calcext:value-type="string">
            <text:p>[0.38352874447807966, 0.5131019852776633, 0.6287532326713522, 0.7797836651132195]</text:p>
          </table:table-cell>
          <table:table-cell office:value-type="string" calcext:value-type="string">
            <text:p>[0.35311396560027636, 0.5126500156025078, 0.6070732031998045, 0.7279794359951577]</text:p>
          </table:table-cell>
          <table:table-cell office:value-type="string" calcext:value-type="string">
            <text:p>[0.3310505801076871, 0.4992585097468204, 0.5834584456149053, 0.6916938121120506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446206876702547, 0.49575215952723545, 0.5716176123957475, 0.6766873485198213]</text:p>
          </table:table-cell>
          <table:table-cell office:value-type="string" calcext:value-type="string">
            <text:p>[0.30622202155433564, 0.49290168552720853, 0.5792118952440927, 0.6923746163159213]</text:p>
          </table:table-cell>
          <table:table-cell office:value-type="string" calcext:value-type="string">
            <text:p>[0.38663771975649075, 0.502490971878726, 0.5823637599318161, 0.6848020785751514]</text:p>
          </table:table-cell>
          <table:table-cell office:value-type="string" calcext:value-type="string">
            <text:p>[0.3058158282193363, 0.521169178218506, 0.6151358458740616, 0.7431771820881844]</text:p>
          </table:table-cell>
          <table:table-cell office:value-type="string" calcext:value-type="string">
            <text:p>[0.43336874735088626, 0.5094292469455584, 0.5940545523488832, 0.70629717877199]</text:p>
          </table:table-cell>
          <table:table-cell office:value-type="string" calcext:value-type="string">
            <text:p>[0.3834299898448946, 0.5185144303705693, 0.6078637949641578, 0.7135548383003514]</text:p>
          </table:table-cell>
          <table:table-cell office:value-type="string" calcext:value-type="string">
            <text:p>[0.3767526610068776, 0.49712811856275113, 0.583606899502352, 0.6935711565355942]</text:p>
          </table:table-cell>
          <table:table-cell office:value-type="string" calcext:value-type="string">
            <text:p>[0.3494513232762727, 0.49342516014966215, 0.5674243752796121, 0.668926309250769]</text:p>
          </table:table-cell>
          <table:table-cell office:value-type="string" calcext:value-type="string">
            <text:p>[0.41601708387508085, 0.5024428373668991, 0.5749183363381418, 0.6793377211716495]</text:p>
          </table:table-cell>
          <table:table-cell office:value-type="string" calcext:value-type="string">
            <text:p>[0.35248526209892617, 0.5179831711920662, 0.6136514534750012, 0.7340822614585933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379985577228442, 0.5135511583246605, 0.6076336487718144, 0.7255407241238889]</text:p>
          </table:table-cell>
          <table:table-cell office:value-type="string" calcext:value-type="string">
            <text:p>[0.35142591233343407, 0.5057376583568197, 0.6052378299089131, 0.7271374180868608]</text:p>
          </table:table-cell>
          <table:table-cell office:value-type="string" calcext:value-type="string">
            <text:p>[0.33932237707074486, 0.49445015460912867, 0.5742056053784093, 0.6788324425239454]</text:p>
          </table:table-cell>
          <table:table-cell office:value-type="string" calcext:value-type="string">
            <text:p>[0.42240556817505426, 0.5380936728282273, 0.654736625084584, 0.798104723011661]</text:p>
          </table:table-cell>
          <table:table-cell office:value-type="string" calcext:value-type="string">
            <text:p>[0.3596699025529589, 0.5093737105934204, 0.6009147994861701, 0.7107845499346123]</text:p>
          </table:table-cell>
          <table:table-cell office:value-type="string" calcext:value-type="string">
            <text:p>[0.36371838470749596, 0.5072981511217388, 0.5944566135213057, 0.6978446194974565]</text:p>
          </table:table-cell>
          <table:table-cell office:value-type="string" calcext:value-type="string">
            <text:p>[0.41324084298570907, 0.508483983235638, 0.5854814978568671, 0.6870617081970756]</text:p>
          </table:table-cell>
          <table:table-cell office:value-type="string" calcext:value-type="string">
            <text:p>[0.4650417899313307, 0.530355685476478, 0.6282155954217126, 0.745755706892773]</text:p>
          </table:table-cell>
          <table:table-cell office:value-type="string" calcext:value-type="string">
            <text:p>[0.3792196413405333, 0.5053441740814505, 0.6098449457682084, 0.7438478545499991]</text:p>
          </table:table-cell>
          <table:table-cell office:value-type="string" calcext:value-type="string">
            <text:p>[0.46207256192701357, 0.5014160243306853, 0.5757383388796591, 0.6714667579692848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58290494990029, 0.5036990879393222, 0.5902518368328451, 0.7055955996465832]</text:p>
          </table:table-cell>
          <table:table-cell office:value-type="string" calcext:value-type="string">
            <text:p>[0.3348050687387399, 0.4989255891253756, 0.5731812030571344, 0.6761527014641293]</text:p>
          </table:table-cell>
          <table:table-cell office:value-type="string" calcext:value-type="string">
            <text:p>[0.37208795945165757, 0.49479126918611355, 0.5775294396319476, 0.6849331494495962]</text:p>
          </table:table-cell>
          <table:table-cell office:value-type="string" calcext:value-type="string">
            <text:p>[0.33691388753471024, 0.4980602749538117, 0.5781474779726817, 0.6802162429677875]</text:p>
          </table:table-cell>
          <table:table-cell office:value-type="string" calcext:value-type="string">
            <text:p>[0.37192610876286636, 0.4959040894804688, 0.5732225817606021, 0.6700701201915927]</text:p>
          </table:table-cell>
          <table:table-cell office:value-type="string" calcext:value-type="string">
            <text:p>[0.29764721753297424, 0.4963425025734538, 0.581558807797779, 0.6940023007743973]</text:p>
          </table:table-cell>
          <table:table-cell office:value-type="string" calcext:value-type="string">
            <text:p>[0.4663911731606842, 0.5099660113809488, 0.6095056708573339, 0.7440951038902646]</text:p>
          </table:table-cell>
          <table:table-cell office:value-type="string" calcext:value-type="string">
            <text:p>[0.4306171511077884, 0.5250201278650086, 0.6326602212425302, 0.7668702176426284]</text:p>
          </table:table-cell>
          <table:table-cell office:value-type="string" calcext:value-type="string">
            <text:p>[0.33403396531142887, 0.49509787456283216, 0.5743886536892574, 0.6946957590203374]</text:p>
          </table:table-cell>
          <table:table-cell office:value-type="string" calcext:value-type="string">
            <text:p>[0.36511841884854096, 0.5433886208405956, 0.644527665254883, 0.7659333218965299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2985292297846914, 0.4949746832178483, 0.578786798879556, 0.6911127324527999]</text:p>
          </table:table-cell>
          <table:table-cell office:value-type="string" calcext:value-type="string">
            <text:p>[0.4549052032056309, 0.49690330713823444, 0.5689136868753747, 0.6738416008605213]</text:p>
          </table:table-cell>
          <table:table-cell office:value-type="string" calcext:value-type="string">
            <text:p>[0.4525783868245762, 0.49908603042399524, 0.5715992371865438, 0.6688246701220212]</text:p>
          </table:table-cell>
          <table:table-cell office:value-type="string" calcext:value-type="string">
            <text:p>[0.43577022403926835, 0.4997601791495145, 0.5730717379851272, 0.6847179843371897]</text:p>
          </table:table-cell>
          <table:table-cell office:value-type="string" calcext:value-type="string">
            <text:p>[0.4568903324539048, 0.5047176157204007, 0.5915830228882865, 0.7023860931237221]</text:p>
          </table:table-cell>
          <table:table-cell office:value-type="string" calcext:value-type="string">
            <text:p>[0.45680266095268296, 0.49912297018077206, 0.5716111940033333, 0.6677946114063722]</text:p>
          </table:table-cell>
          <table:table-cell office:value-type="string" calcext:value-type="string">
            <text:p>[0.38997417804668494, 0.4982314065731946, 0.5756389003630262, 0.674077897470943]</text:p>
          </table:table-cell>
          <table:table-cell office:value-type="string" calcext:value-type="string">
            <text:p>[0.39092690183103435, 0.49932603001797543, 0.5795745935421129, 0.6825058302260671]</text:p>
          </table:table-cell>
          <table:table-cell office:value-type="string" calcext:value-type="string">
            <text:p>[0.3830161389171801, 0.5052985619874923, 0.6123659504225708, 0.7612199784922986]</text:p>
          </table:table-cell>
          <table:table-cell office:value-type="string" calcext:value-type="string">
            <text:p>[0.47189029775064323, 0.5107769000084617, 0.6016199118263514, 0.7293262065834945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33567034347188585, 0.49859368431845297, 0.5743587634378903, 0.6667088271961642]</text:p>
          </table:table-cell>
          <table:table-cell office:value-type="string" calcext:value-type="string">
            <text:p>[0.499480409184433, 0.5031132207719602, 0.5841075975973097, 0.6917659401793366]</text:p>
          </table:table-cell>
          <table:table-cell office:value-type="string" calcext:value-type="string">
            <text:p>[0.47693962755201097, 0.506972190321334, 0.5970104215022756, 0.71608202509064]</text:p>
          </table:table-cell>
          <table:table-cell office:value-type="string" calcext:value-type="string">
            <text:p>[0.4793147078334932, 0.5249984403475104, 0.6290299131880428, 0.7578467261506675]</text:p>
          </table:table-cell>
          <table:table-cell office:value-type="string" calcext:value-type="string">
            <text:p>[0.4990397225984444, 0.50150050454808, 0.5746525928634012, 0.6699156669299186]</text:p>
          </table:table-cell>
          <table:table-cell office:value-type="string" calcext:value-type="string">
            <text:p>[0.4905925531013206, 0.5019360539268536, 0.5742168044344284, 0.6684915845377737]</text:p>
          </table:table-cell>
          <table:table-cell office:value-type="string" calcext:value-type="string">
            <text:p>[0.49893196998281525, 0.5024633058991669, 0.5805931815009707, 0.6842897325319979]</text:p>
          </table:table-cell>
          <table:table-cell table:number-columns-repeated="2" office:value-type="string" calcext:value-type="string">
            <text:p>[0.5006577126121117, 0.5024384801173261, 0.5736308759292921, 0.6791871419355784]</text:p>
          </table:table-cell>
          <table:table-cell office:value-type="string" calcext:value-type="string">
            <text:p>[0.49164971983876204, 0.5139070917018607, 0.5900146819835219, 0.6919944908383151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5280818367049581, 0.5138753234655141, 0.5846556215350163, 0.6773732505650668]</text:p>
          </table:table-cell>
          <table:table-cell office:value-type="string" calcext:value-type="string">
            <text:p>[0.47201213110159396, 0.5009294503027467, 0.572307551284991, 0.6683237263449252]</text:p>
          </table:table-cell>
          <table:table-cell office:value-type="string" calcext:value-type="string">
            <text:p>[0.5000542363362077, 0.5022062094985458, 0.5750936349904906, 0.6700827459545806]</text:p>
          </table:table-cell>
          <table:table-cell office:value-type="string" calcext:value-type="string">
            <text:p>[0.38068916617508225, 0.5027265015179893, 0.5758087391562078, 0.6698206761932495]</text:p>
          </table:table-cell>
          <table:table-cell office:value-type="string" calcext:value-type="string">
            <text:p>[0.5280818367049581, 0.5138753234655141, 0.5846556215350163, 0.6773732505650668]</text:p>
          </table:table-cell>
          <table:table-cell table:number-columns-repeated="2" office:value-type="string" calcext:value-type="string">
            <text:p>[0.4885127388848533, 0.5032456974126158, 0.5751414621846707, 0.6696047166977913]</text:p>
          </table:table-cell>
          <table:table-cell office:value-type="string" calcext:value-type="string">
            <text:p>[0.5257866574659914, 0.5059375108141826, 0.5705793227322264, 0.6667533716089589]</text:p>
          </table:table-cell>
          <table:table-cell office:value-type="string" calcext:value-type="string">
            <text:p>[0.4583047019980138, 0.5041925524934268, 0.5797952153684772, 0.6722722601778149]</text:p>
          </table:table-cell>
          <table:table-cell office:value-type="string" calcext:value-type="string">
            <text:p>[0.46014140693147476, 0.5048220592446218, 0.575319786782449, 0.670449781957484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11']</text:p>
          </table:table-cell>
          <table:table-cell office:value-type="string" calcext:value-type="string">
            <text:p>['dh03']</text:p>
          </table:table-cell>
          <table:table-cell office:value-type="string" calcext:value-type="string">
            <text:p>['dh08']</text:p>
          </table:table-cell>
          <table:table-cell office:value-type="string" calcext:value-type="string">
            <text:p>['dh04']</text:p>
          </table:table-cell>
          <table:table-cell office:value-type="string" calcext:value-type="string">
            <text:p>['dh03']</text:p>
          </table:table-cell>
          <table:table-cell office:value-type="string" calcext:value-type="string">
            <text:p>['ap03']</text:p>
          </table:table-cell>
          <table:table-cell office:value-type="string" calcext:value-type="string">
            <text:p>['dh03']</text:p>
          </table:table-cell>
          <table:table-cell office:value-type="string" calcext:value-type="string">
            <text:p>['ap01']</text:p>
          </table:table-cell>
          <table:table-cell office:value-type="string" calcext:value-type="string">
            <text:p>['dh06']</text:p>
          </table:table-cell>
          <table:table-cell office:value-type="string" calcext:value-type="string">
            <text:p>['dh09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dh02', 'dh05']</text:p>
          </table:table-cell>
          <table:table-cell office:value-type="string" calcext:value-type="string">
            <text:p>['dh10', 'dh11']</text:p>
          </table:table-cell>
          <table:table-cell office:value-type="string" calcext:value-type="string">
            <text:p>['dh03', 'dh08']</text:p>
          </table:table-cell>
          <table:table-cell office:value-type="string" calcext:value-type="string">
            <text:p>['ap05', 'ap07']</text:p>
          </table:table-cell>
          <table:table-cell office:value-type="string" calcext:value-type="string">
            <text:p>['ap03', 'dh03']</text:p>
          </table:table-cell>
          <table:table-cell office:value-type="string" calcext:value-type="string">
            <text:p>['ap06', 'dh01']</text:p>
          </table:table-cell>
          <table:table-cell office:value-type="string" calcext:value-type="string">
            <text:p>['ap04', 'ap06']</text:p>
          </table:table-cell>
          <table:table-cell office:value-type="string" calcext:value-type="string">
            <text:p>['ap03', 'dh01']</text:p>
          </table:table-cell>
          <table:table-cell office:value-type="string" calcext:value-type="string">
            <text:p>['dh06', 'dh10']</text:p>
          </table:table-cell>
          <table:table-cell office:value-type="string" calcext:value-type="string">
            <text:p>['ap05', 'dh04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dh07', 'dh09', 'dh10']</text:p>
          </table:table-cell>
          <table:table-cell office:value-type="string" calcext:value-type="string">
            <text:p>['dh02', 'dh04', 'dh07']</text:p>
          </table:table-cell>
          <table:table-cell office:value-type="string" calcext:value-type="string">
            <text:p>['dh01', 'dh02', 'dh06']</text:p>
          </table:table-cell>
          <table:table-cell office:value-type="string" calcext:value-type="string">
            <text:p>['ap01', 'dh07', 'dh08']</text:p>
          </table:table-cell>
          <table:table-cell office:value-type="string" calcext:value-type="string">
            <text:p>['ap06', 'ap07', 'dh06']</text:p>
          </table:table-cell>
          <table:table-cell office:value-type="string" calcext:value-type="string">
            <text:p>['ap07', 'dh06', 'dh07']</text:p>
          </table:table-cell>
          <table:table-cell office:value-type="string" calcext:value-type="string">
            <text:p>['ap05', 'dh05', 'dh08']</text:p>
          </table:table-cell>
          <table:table-cell office:value-type="string" calcext:value-type="string">
            <text:p>['ap06', 'dh06', 'dh10']</text:p>
          </table:table-cell>
          <table:table-cell office:value-type="string" calcext:value-type="string">
            <text:p>['dh02', 'dh06', 'dh11']</text:p>
          </table:table-cell>
          <table:table-cell office:value-type="string" calcext:value-type="string">
            <text:p>['ap05', 'dh01', 'dh05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1', 'dh01', 'dh04', 'dh08']</text:p>
          </table:table-cell>
          <table:table-cell office:value-type="string" calcext:value-type="string">
            <text:p>['ap05', 'dh07', 'dh10', 'dh11']</text:p>
          </table:table-cell>
          <table:table-cell office:value-type="string" calcext:value-type="string">
            <text:p>['ap01', 'ap07', 'dh01', 'dh09']</text:p>
          </table:table-cell>
          <table:table-cell office:value-type="string" calcext:value-type="string">
            <text:p>['ap04', 'dh06', 'dh09', 'dh11']</text:p>
          </table:table-cell>
          <table:table-cell office:value-type="string" calcext:value-type="string">
            <text:p>['ap06', 'dh01', 'dh03', 'dh08']</text:p>
          </table:table-cell>
          <table:table-cell office:value-type="string" calcext:value-type="string">
            <text:p>['ap01', 'dh02', 'dh08', 'dh09']</text:p>
          </table:table-cell>
          <table:table-cell office:value-type="string" calcext:value-type="string">
            <text:p>['ap01', 'ap04', 'ap05', 'dh02']</text:p>
          </table:table-cell>
          <table:table-cell office:value-type="string" calcext:value-type="string">
            <text:p>['ap04', 'ap06', 'dh06', 'dh09']</text:p>
          </table:table-cell>
          <table:table-cell office:value-type="string" calcext:value-type="string">
            <text:p>['dh01', 'dh02', 'dh04', 'dh10']</text:p>
          </table:table-cell>
          <table:table-cell office:value-type="string" calcext:value-type="string">
            <text:p>['ap01', 'dh02', 'dh04', 'dh07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3', 'ap07', 'dh02', 'dh07', 'dh10']</text:p>
          </table:table-cell>
          <table:table-cell office:value-type="string" calcext:value-type="string">
            <text:p>['ap01', 'ap07', 'dh01', 'dh02', 'dh10']</text:p>
          </table:table-cell>
          <table:table-cell office:value-type="string" calcext:value-type="string">
            <text:p>['ap01', 'ap04', 'dh02', 'dh05', 'dh09']</text:p>
          </table:table-cell>
          <table:table-cell office:value-type="string" calcext:value-type="string">
            <text:p>['ap05', 'dh02', 'dh03', 'dh09', 'dh11']</text:p>
          </table:table-cell>
          <table:table-cell office:value-type="string" calcext:value-type="string">
            <text:p>['ap06', 'ap07', 'dh01', 'dh05', 'dh06']</text:p>
          </table:table-cell>
          <table:table-cell office:value-type="string" calcext:value-type="string">
            <text:p>['ap01', 'ap05', 'dh03', 'dh04', 'dh11']</text:p>
          </table:table-cell>
          <table:table-cell office:value-type="string" calcext:value-type="string">
            <text:p>['dh02', 'dh03', 'dh04', 'dh05', 'dh10']</text:p>
          </table:table-cell>
          <table:table-cell office:value-type="string" calcext:value-type="string">
            <text:p>['ap01', 'dh03', 'dh08', 'dh09', 'dh10']</text:p>
          </table:table-cell>
          <table:table-cell office:value-type="string" calcext:value-type="string">
            <text:p>['ap06', 'ap07', 'dh05', 'dh06', 'dh08']</text:p>
          </table:table-cell>
          <table:table-cell office:value-type="string" calcext:value-type="string">
            <text:p>['ap01', 'ap03', 'ap06', 'dh03', 'dh07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1', 'ap03', 'ap07', 'dh02', 'dh08', 'dh11']</text:p>
          </table:table-cell>
          <table:table-cell office:value-type="string" calcext:value-type="string">
            <text:p>['ap04', 'dh02', 'dh04', 'dh07', 'dh08', 'dh09']</text:p>
          </table:table-cell>
          <table:table-cell office:value-type="string" calcext:value-type="string">
            <text:p>['ap01', 'dh01', 'dh02', 'dh04', 'dh07', 'dh10']</text:p>
          </table:table-cell>
          <table:table-cell office:value-type="string" calcext:value-type="string">
            <text:p>['ap01', 'ap03', 'ap04', 'ap05', 'ap06', 'dh11']</text:p>
          </table:table-cell>
          <table:table-cell office:value-type="string" calcext:value-type="string">
            <text:p>['ap01', 'ap04', 'ap07', 'dh03', 'dh04', 'dh06']</text:p>
          </table:table-cell>
          <table:table-cell office:value-type="string" calcext:value-type="string">
            <text:p>['ap04', 'ap05', 'ap06', 'ap07', 'dh02', 'dh05']</text:p>
          </table:table-cell>
          <table:table-cell office:value-type="string" calcext:value-type="string">
            <text:p>['ap01', 'dh02', 'dh05', 'dh07', 'dh08', 'dh10']</text:p>
          </table:table-cell>
          <table:table-cell office:value-type="string" calcext:value-type="string">
            <text:p>['ap06', 'dh01', 'dh04', 'dh05', 'dh06', 'dh08']</text:p>
          </table:table-cell>
          <table:table-cell office:value-type="string" calcext:value-type="string">
            <text:p>['ap01', 'ap03', 'dh04', 'dh05', 'dh07', 'dh11']</text:p>
          </table:table-cell>
          <table:table-cell office:value-type="string" calcext:value-type="string">
            <text:p>['ap01', 'ap06', 'dh03', 'dh04', 'dh08', 'dh11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3', 'ap06', 'ap07', 'dh01', 'dh02', 'dh03', 'dh05']</text:p>
          </table:table-cell>
          <table:table-cell office:value-type="string" calcext:value-type="string">
            <text:p>['ap01', 'dh01', 'dh02', 'dh04', 'dh08', 'dh10', 'dh11']</text:p>
          </table:table-cell>
          <table:table-cell office:value-type="string" calcext:value-type="string">
            <text:p>['ap04', 'ap06', 'dh02', 'dh05', 'dh06', 'dh08', 'dh09']</text:p>
          </table:table-cell>
          <table:table-cell office:value-type="string" calcext:value-type="string">
            <text:p>['ap01', 'ap07', 'dh01', 'dh04', 'dh06', 'dh09', 'dh10']</text:p>
          </table:table-cell>
          <table:table-cell office:value-type="string" calcext:value-type="string">
            <text:p>['ap01', 'dh01', 'dh02', 'dh04', 'dh05', 'dh07', 'dh11']</text:p>
          </table:table-cell>
          <table:table-cell office:value-type="string" calcext:value-type="string">
            <text:p>['ap01', 'dh04', 'dh05', 'dh06', 'dh07', 'dh08', 'dh09']</text:p>
          </table:table-cell>
          <table:table-cell office:value-type="string" calcext:value-type="string">
            <text:p>['ap01', 'ap06', 'ap07', 'dh01', 'dh02', 'dh05', 'dh07']</text:p>
          </table:table-cell>
          <table:table-cell office:value-type="string" calcext:value-type="string">
            <text:p>['ap01', 'ap07', 'dh03', 'dh07', 'dh08', 'dh09', 'dh11']</text:p>
          </table:table-cell>
          <table:table-cell office:value-type="string" calcext:value-type="string">
            <text:p>['ap04', 'ap05', 'dh03', 'dh05', 'dh06', 'dh08', 'dh09']</text:p>
          </table:table-cell>
          <table:table-cell office:value-type="string" calcext:value-type="string">
            <text:p>['ap04', 'ap05', 'ap06', 'dh01', 'dh02', 'dh04', 'dh07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1', 'ap03', 'ap06', 'dh01', 'dh03', 'dh05', 'dh06', 'dh10']</text:p>
          </table:table-cell>
          <table:table-cell office:value-type="string" calcext:value-type="string">
            <text:p>['ap01', 'ap04', 'dh03', 'dh06', 'dh07', 'dh09', 'dh10', 'dh11']</text:p>
          </table:table-cell>
          <table:table-cell office:value-type="string" calcext:value-type="string">
            <text:p>['ap03', 'ap04', 'ap05', 'ap06', 'ap07', 'dh04', 'dh07', 'dh11']</text:p>
          </table:table-cell>
          <table:table-cell office:value-type="string" calcext:value-type="string">
            <text:p>['ap01', 'ap06', 'ap07', 'dh03', 'dh04', 'dh05', 'dh06', 'dh08']</text:p>
          </table:table-cell>
          <table:table-cell office:value-type="string" calcext:value-type="string">
            <text:p>['ap03', 'ap04', 'ap06', 'dh05', 'dh06', 'dh07', 'dh08', 'dh10']</text:p>
          </table:table-cell>
          <table:table-cell office:value-type="string" calcext:value-type="string">
            <text:p>['ap01', 'ap04', 'dh02', 'dh04', 'dh05', 'dh07', 'dh09', 'dh11']</text:p>
          </table:table-cell>
          <table:table-cell office:value-type="string" calcext:value-type="string">
            <text:p>['ap01', 'ap03', 'ap04', 'ap05', 'ap07', 'dh01', 'dh02', 'dh10']</text:p>
          </table:table-cell>
          <table:table-cell office:value-type="string" calcext:value-type="string">
            <text:p>['ap03', 'ap04', 'ap05', 'dh01', 'dh03', 'dh05', 'dh08', 'dh09']</text:p>
          </table:table-cell>
          <table:table-cell office:value-type="string" calcext:value-type="string">
            <text:p>['ap04', 'ap06', 'ap07', 'dh02', 'dh04', 'dh05', 'dh09', 'dh11']</text:p>
          </table:table-cell>
          <table:table-cell office:value-type="string" calcext:value-type="string">
            <text:p>['ap04', 'ap05', 'ap06', 'dh03', 'dh04', 'dh06', 'dh08', 'dh11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3', 'ap05', 'dh01', 'dh02', 'dh05', 'dh07', 'dh08', 'dh10']</text:p>
          </table:table-cell>
          <table:table-cell office:value-type="string" calcext:value-type="string">
            <text:p>['ap04', 'ap05', 'ap06', 'ap07', 'dh02', 'dh05', 'dh06', 'dh08', 'dh11']</text:p>
          </table:table-cell>
          <table:table-cell office:value-type="string" calcext:value-type="string">
            <text:p>['ap01', 'ap05', 'ap06', 'dh01', 'dh05', 'dh08', 'dh09', 'dh10', 'dh11']</text:p>
          </table:table-cell>
          <table:table-cell office:value-type="string" calcext:value-type="string">
            <text:p>['ap01', 'ap03', 'ap04', 'ap07', 'dh02', 'dh04', 'dh05', 'dh07', 'dh09']</text:p>
          </table:table-cell>
          <table:table-cell office:value-type="string" calcext:value-type="string">
            <text:p>['ap03', 'ap06', 'dh01', 'dh04', 'dh06', 'dh07', 'dh09', 'dh10', 'dh11']</text:p>
          </table:table-cell>
          <table:table-cell office:value-type="string" calcext:value-type="string">
            <text:p>['ap04', 'ap05', 'ap06', 'dh01', 'dh02', 'dh04', 'dh05', 'dh08', 'dh09']</text:p>
          </table:table-cell>
          <table:table-cell office:value-type="string" calcext:value-type="string">
            <text:p>['ap04', 'ap05', 'ap06', 'ap07', 'dh03', 'dh04', 'dh05', 'dh08', 'dh11']</text:p>
          </table:table-cell>
          <table:table-cell office:value-type="string" calcext:value-type="string">
            <text:p>['ap01', 'ap04', 'dh02', 'dh03', 'dh05', 'dh06', 'dh07', 'dh09', 'dh10']</text:p>
          </table:table-cell>
          <table:table-cell office:value-type="string" calcext:value-type="string">
            <text:p>['ap03', 'ap05', 'dh01', 'dh02', 'dh03', 'dh07', 'dh08', 'dh10', 'dh11']</text:p>
          </table:table-cell>
          <table:table-cell office:value-type="string" calcext:value-type="string">
            <text:p>['ap01', 'ap03', 'ap04', 'ap05', 'ap06', 'dh04', 'dh05', 'dh07', 'dh09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3', 'ap06', 'ap07', 'dh02', 'dh03', 'dh05', 'dh06', 'dh07', 'dh09', 'dh11']</text:p>
          </table:table-cell>
          <table:table-cell office:value-type="string" calcext:value-type="string">
            <text:p>['ap01', 'ap03', 'dh01', 'dh02', 'dh03', 'dh04', 'dh05', 'dh06', 'dh08', 'dh09']</text:p>
          </table:table-cell>
          <table:table-cell office:value-type="string" calcext:value-type="string">
            <text:p>['ap01', 'ap03', 'ap04', 'dh03', 'dh04', 'dh06', 'dh08', 'dh09', 'dh10', 'dh11']</text:p>
          </table:table-cell>
          <table:table-cell office:value-type="string" calcext:value-type="string">
            <text:p>['ap03', 'ap04', 'ap05', 'ap06', 'dh04', 'dh05', 'dh07', 'dh09', 'dh10', 'dh11']</text:p>
          </table:table-cell>
          <table:table-cell office:value-type="string" calcext:value-type="string">
            <text:p>['ap01', 'ap03', 'ap05', 'ap06', 'ap07', 'dh02', 'dh03', 'dh08', 'dh09', 'dh11']</text:p>
          </table:table-cell>
          <table:table-cell office:value-type="string" calcext:value-type="string">
            <text:p>['ap03', 'ap05', 'ap06', 'ap07', 'dh01', 'dh02', 'dh03', 'dh04', 'dh06', 'dh11']</text:p>
          </table:table-cell>
          <table:table-cell office:value-type="string" calcext:value-type="string">
            <text:p>['ap03', 'ap04', 'ap05', 'ap07', 'dh02', 'dh04', 'dh05', 'dh07', 'dh09', 'dh11']</text:p>
          </table:table-cell>
          <table:table-cell office:value-type="string" calcext:value-type="string">
            <text:p>['ap01', 'ap03', 'ap04', 'ap06', 'ap07', 'dh04', 'dh06', 'dh07', 'dh09', 'dh11']</text:p>
          </table:table-cell>
          <table:table-cell office:value-type="string" calcext:value-type="string">
            <text:p>['ap01', 'ap03', 'ap04', 'ap07', 'dh01', 'dh07', 'dh08', 'dh09', 'dh10', 'dh11']</text:p>
          </table:table-cell>
          <table:table-cell office:value-type="string" calcext:value-type="string">
            <text:p>['ap01', 'ap03', 'ap04', 'ap06', 'dh01', 'dh02', 'dh03', 'dh04', 'dh06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1', 'ap03', 'ap04', 'ap05', 'dh01', 'dh02', 'dh04', 'dh06', 'dh07', 'dh09', 'dh11']</text:p>
          </table:table-cell>
          <table:table-cell office:value-type="string" calcext:value-type="string">
            <text:p>['ap01', 'ap04', 'dh01', 'dh02', 'dh03', 'dh04', 'dh06', 'dh07', 'dh09', 'dh10', 'dh11']</text:p>
          </table:table-cell>
          <table:table-cell office:value-type="string" calcext:value-type="string">
            <text:p>['ap01', 'ap03', 'ap04', 'ap05', 'ap07', 'dh01', 'dh02', 'dh03', 'dh06', 'dh08', 'dh10']</text:p>
          </table:table-cell>
          <table:table-cell office:value-type="string" calcext:value-type="string">
            <text:p>['ap03', 'ap05', 'ap06', 'dh01', 'dh02', 'dh04', 'dh05', 'dh07', 'dh09', 'dh10', 'dh11']</text:p>
          </table:table-cell>
          <table:table-cell office:value-type="string" calcext:value-type="string">
            <text:p>['ap03', 'ap04', 'ap05', 'ap06', 'ap07', 'dh01', 'dh02', 'dh03', 'dh04', 'dh07', 'dh08']</text:p>
          </table:table-cell>
          <table:table-cell office:value-type="string" calcext:value-type="string">
            <text:p>['ap01', 'ap03', 'ap04', 'ap05', 'ap07', 'dh03', 'dh04', 'dh06', 'dh08', 'dh09', 'dh10']</text:p>
          </table:table-cell>
          <table:table-cell office:value-type="string" calcext:value-type="string">
            <text:p>['ap03', 'ap04', 'ap05', 'ap06', 'dh01', 'dh04', 'dh05', 'dh06', 'dh08', 'dh09', 'dh10']</text:p>
          </table:table-cell>
          <table:table-cell office:value-type="string" calcext:value-type="string">
            <text:p>['ap04', 'ap05', 'ap07', 'dh01', 'dh04', 'dh06', 'dh07', 'dh08', 'dh09', 'dh10', 'dh11']</text:p>
          </table:table-cell>
          <table:table-cell office:value-type="string" calcext:value-type="string">
            <text:p>['ap04', 'ap05', 'ap06', 'ap07', 'dh02', 'dh03', 'dh04', 'dh06', 'dh07', 'dh09', 'dh10']</text:p>
          </table:table-cell>
          <table:table-cell office:value-type="string" calcext:value-type="string">
            <text:p>['ap01', 'ap03', 'ap04', 'ap07', 'dh01', 'dh02', 'dh03', 'dh07', 'dh08', 'dh09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5', 'ap06', 'ap07', 'dh02', 'dh03', 'dh04', 'dh06', 'dh07', 'dh08', 'dh09']</text:p>
          </table:table-cell>
          <table:table-cell office:value-type="string" calcext:value-type="string">
            <text:p>['ap03', 'ap04', 'ap06', 'dh01', 'dh02', 'dh03', 'dh05', 'dh06', 'dh07', 'dh09', 'dh10', 'dh11']</text:p>
          </table:table-cell>
          <table:table-cell office:value-type="string" calcext:value-type="string">
            <text:p>['ap01', 'ap03', 'ap04', 'ap05', 'dh01', 'dh03', 'dh04', 'dh05', 'dh06', 'dh07', 'dh08', 'dh10']</text:p>
          </table:table-cell>
          <table:table-cell office:value-type="string" calcext:value-type="string">
            <text:p>['ap04', 'ap05', 'ap06', 'ap07', 'dh02', 'dh03', 'dh04', 'dh05', 'dh07', 'dh09', 'dh10', 'dh11']</text:p>
          </table:table-cell>
          <table:table-cell office:value-type="string" calcext:value-type="string">
            <text:p>['ap01', 'ap03', 'ap04', 'ap05', 'dh01', 'dh03', 'dh05', 'dh06', 'dh07', 'dh09', 'dh10', 'dh11']</text:p>
          </table:table-cell>
          <table:table-cell office:value-type="string" calcext:value-type="string">
            <text:p>['ap01', 'ap03', 'ap04', 'ap07', 'dh01', 'dh02', 'dh03', 'dh05', 'dh06', 'dh07', 'dh10', 'dh11']</text:p>
          </table:table-cell>
          <table:table-cell office:value-type="string" calcext:value-type="string">
            <text:p>['ap04', 'ap05', 'ap06', 'ap07', 'dh01', 'dh02', 'dh03', 'dh04', 'dh05', 'dh06', 'dh09', 'dh10']</text:p>
          </table:table-cell>
          <table:table-cell office:value-type="string" calcext:value-type="string">
            <text:p>['ap03', 'ap04', 'ap05', 'ap06', 'ap07', 'dh02', 'dh05', 'dh06', 'dh07', 'dh08', 'dh10', 'dh11']</text:p>
          </table:table-cell>
          <table:table-cell office:value-type="string" calcext:value-type="string">
            <text:p>['ap03', 'ap04', 'ap05', 'ap06', 'dh01', 'dh03', 'dh04', 'dh05', 'dh06', 'dh07', 'dh08', 'dh09']</text:p>
          </table:table-cell>
          <table:table-cell office:value-type="string" calcext:value-type="string">
            <text:p>['ap01', 'ap03', 'ap04', 'ap05', 'ap06', 'ap07', 'dh01', 'dh04', 'dh05', 'dh06', 'dh09', 'dh10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4', 'ap05', 'ap07', 'dh02', 'dh03', 'dh06', 'dh07', 'dh08', 'dh09', 'dh10', 'dh11']</text:p>
          </table:table-cell>
          <table:table-cell office:value-type="string" calcext:value-type="string">
            <text:p>['ap01', 'ap06', 'ap07', 'dh01', 'dh02', 'dh03', 'dh04', 'dh05', 'dh06', 'dh08', 'dh09', 'dh10', 'dh11']</text:p>
          </table:table-cell>
          <table:table-cell office:value-type="string" calcext:value-type="string">
            <text:p>['ap01', 'ap03', 'ap04', 'ap05', 'ap06', 'dh02', 'dh03', 'dh04', 'dh05', 'dh06', 'dh07', 'dh08', 'dh09']</text:p>
          </table:table-cell>
          <table:table-cell office:value-type="string" calcext:value-type="string">
            <text:p>['ap03', 'ap05', 'ap06', 'ap07', 'dh01', 'dh02', 'dh03', 'dh04', 'dh05', 'dh06', 'dh07', 'dh10', 'dh11']</text:p>
          </table:table-cell>
          <table:table-cell office:value-type="string" calcext:value-type="string">
            <text:p>['ap01', 'ap04', 'ap05', 'ap07', 'dh01', 'dh02', 'dh03', 'dh05', 'dh06', 'dh07', 'dh08', 'dh09', 'dh10']</text:p>
          </table:table-cell>
          <table:table-cell office:value-type="string" calcext:value-type="string">
            <text:p>['ap01', 'ap03', 'ap05', 'ap06', 'dh01', 'dh03', 'dh04', 'dh06', 'dh07', 'dh08', 'dh09', 'dh10', 'dh11']</text:p>
          </table:table-cell>
          <table:table-cell office:value-type="string" calcext:value-type="string">
            <text:p>['ap01', 'ap03', 'ap04', 'ap05', 'ap06', 'ap07', 'dh01', 'dh04', 'dh06', 'dh07', 'dh08', 'dh09', 'dh11']</text:p>
          </table:table-cell>
          <table:table-cell office:value-type="string" calcext:value-type="string">
            <text:p>['ap01', 'ap04', 'ap05', 'ap06', 'ap07', 'dh02', 'dh03', 'dh05', 'dh07', 'dh08', 'dh09', 'dh10', 'dh11']</text:p>
          </table:table-cell>
          <table:table-cell office:value-type="string" calcext:value-type="string">
            <text:p>['ap01', 'ap03', 'ap05', 'ap06', 'ap07', 'dh01', 'dh02', 'dh03', 'dh05', 'dh06', 'dh08', 'dh09', 'dh11']</text:p>
          </table:table-cell>
          <table:table-cell office:value-type="string" calcext:value-type="string">
            <text:p>['ap01', 'ap03', 'ap06', 'ap07', 'dh01', 'dh02', 'dh04', 'dh05', 'dh06', 'dh07', 'dh08', 'dh10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5', 'ap06', 'dh01', 'dh02', 'dh03', 'dh04', 'dh06', 'dh07', 'dh08', 'dh09', 'dh10', 'dh11']</text:p>
          </table:table-cell>
          <table:table-cell office:value-type="string" calcext:value-type="string">
            <text:p>['ap01', 'ap03', 'ap04', 'ap05', 'ap06', 'ap07', 'dh01', 'dh02', 'dh03', 'dh05', 'dh06', 'dh08', 'dh09', 'dh10']</text:p>
          </table:table-cell>
          <table:table-cell office:value-type="string" calcext:value-type="string">
            <text:p>['ap03', 'ap04', 'ap05', 'ap06', 'ap07', 'dh01', 'dh02', 'dh04', 'dh05', 'dh06', 'dh07', 'dh09', 'dh10', 'dh11']</text:p>
          </table:table-cell>
          <table:table-cell office:value-type="string" calcext:value-type="string">
            <text:p>['ap01', 'ap03', 'ap04', 'ap05', 'ap06', 'ap07', 'dh02', 'dh03', 'dh04', 'dh06', 'dh07', 'dh08', 'dh09', 'dh10']</text:p>
          </table:table-cell>
          <table:table-cell office:value-type="string" calcext:value-type="string">
            <text:p>['ap03', 'ap04', 'ap05', 'ap06', 'ap07', 'dh01', 'dh02', 'dh03', 'dh05', 'dh06', 'dh07', 'dh09', 'dh10', 'dh11']</text:p>
          </table:table-cell>
          <table:table-cell office:value-type="string" calcext:value-type="string">
            <text:p>['ap01', 'ap03', 'ap04', 'ap05', 'ap06', 'ap07', 'dh01', 'dh02', 'dh04', 'dh06', 'dh07', 'dh09', 'dh10', 'dh11']</text:p>
          </table:table-cell>
          <table:table-cell office:value-type="string" calcext:value-type="string">
            <text:p>['ap01', 'ap03', 'ap04', 'ap05', 'ap06', 'dh01', 'dh02', 'dh03', 'dh04', 'dh05', 'dh07', 'dh09', 'dh10', 'dh11']</text:p>
          </table:table-cell>
          <table:table-cell office:value-type="string" calcext:value-type="string">
            <text:p>['ap01', 'ap03', 'ap04', 'ap06', 'ap07', 'dh01', 'dh03', 'dh04', 'dh06', 'dh07', 'dh08', 'dh09', 'dh10', 'dh11']</text:p>
          </table:table-cell>
          <table:table-cell office:value-type="string" calcext:value-type="string">
            <text:p>['ap01', 'ap03', 'ap04', 'ap05', 'ap07', 'dh01', 'dh02', 'dh03', 'dh04', 'dh05', 'dh08', 'dh09', 'dh10', 'dh11']</text:p>
          </table:table-cell>
          <table:table-cell office:value-type="string" calcext:value-type="string">
            <text:p>['ap01', 'ap03', 'ap04', 'ap05', 'ap06', 'ap07', 'dh01', 'dh02', 'dh04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5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1']</text:p>
          </table:table-cell>
          <table:table-cell office:value-type="string" calcext:value-type="string">
            <text:p>['ap01', 'ap03', 'ap04', 'ap05', 'ap06', 'ap07', 'dh01', 'dh03', 'dh04', 'dh05', 'dh06', 'dh07', 'dh08', 'dh09', 'dh11']</text:p>
          </table:table-cell>
          <table:table-cell office:value-type="string" calcext:value-type="string">
            <text:p>['ap01', 'ap03', 'ap04', 'ap05', 'ap06', 'ap07', 'dh01', 'dh02', 'dh03', 'dh04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10', 'dh11']</text:p>
          </table:table-cell>
          <table:table-cell office:value-type="string" calcext:value-type="string">
            <text:p>['ap01', 'ap03', 'ap04', 'ap05', 'ap06', 'ap07', 'dh02', 'dh03', 'dh04', 'dh05', 'dh06', 'dh07', 'dh09', 'dh10', 'dh11']</text:p>
          </table:table-cell>
          <table:table-cell office:value-type="string" calcext:value-type="string">
            <text:p>['ap01', 'ap03', 'ap04', 'ap05', 'ap06', 'ap07', 'dh01', 'dh02', 'dh03', 'dh04', 'dh05', 'dh07', 'dh08', 'dh09', 'dh11']</text:p>
          </table:table-cell>
          <table:table-cell table:number-columns-repeated="2" office:value-type="string" calcext:value-type="string">
            <text:p>['ap01', 'ap03', 'ap04', 'ap05', 'ap06', 'ap07', 'dh01', 'dh02', 'dh03', 'dh05', 'dh06', 'dh08', 'dh09', 'dh10', 'dh11']</text:p>
          </table:table-cell>
          <table:table-cell office:value-type="string" calcext:value-type="string">
            <text:p>['ap01', 'ap03', 'ap04', 'ap05', 'ap06', 'ap07', 'dh01', 'dh02', 'dh03', 'dh04', 'dh05', 'dh07', 'dh08', 'dh09', 'dh10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1', 'dh02', 'dh03', 'dh04', 'dh05', 'dh07', 'dh08', 'dh09', 'dh10', 'dh11']</text:p>
          </table:table-cell>
          <table:table-cell office:value-type="string" calcext:value-type="string">
            <text:p>['ap03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7', 'dh08', 'dh09', 'dh10', 'dh11']</text:p>
          </table:table-cell>
          <table:table-cell table:number-columns-repeated="2" office:value-type="string" calcext:value-type="string">
            <text:p>['ap01', 'ap03', 'ap04', 'ap05', 'ap06', 'ap07', 'dh01', 'dh02', 'dh04', 'dh05', 'dh06', 'dh07', 'dh08', 'dh09', 'dh10', 'dh11']</text:p>
          </table:table-cell>
          <table:table-cell office:value-type="string" calcext:value-type="string">
            <text:p>['ap01', 'ap03', 'ap04', 'ap05', 'ap06', 'ap07', 'dh01', 'dh03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dh01', 'dh02', 'dh03', 'dh04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